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0D0000271100001AB4DFD6C909.svm"/>
  <manifest:file-entry manifest:media-type="image/jpeg" manifest:full-path="Pictures/10000000000000230000002ECF2146A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Symmetric_20_Arrow" draw:marker-end-width="0.25cm" draw:textarea-horizontal-align="center" draw:textarea-vertical-align="midd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Fine_20_Dotted" draw:fill="none" draw:textarea-horizontal-align="center" draw:textarea-vertical-align="middle"/>
    </style:style>
    <style:style style:name="gr4" style:family="graphic" style:parent-style-name="standard">
      <style:graphic-properties draw:stroke="none" svg:stroke-color="#000000" draw:marker-end="Symmetric_20_Arrow" draw:fill="none" draw:fill-color="#ffffff" draw:textarea-horizontal-align="left" draw:auto-grow-height="true" draw:auto-grow-width="true" fo:min-height="0.559cm" fo:min-width="1.472cm"/>
    </style:style>
    <style:style style:name="gr5" style:family="graphic" style:parent-style-name="standard">
      <style:graphic-properties draw:stroke="none" svg:stroke-color="#000000" draw:marker-end="Symmetric_20_Arrow" draw:fill="none" draw:fill-color="#ffffff" draw:textarea-horizontal-align="left" draw:auto-grow-height="true" draw:auto-grow-width="true" fo:min-height="0.234cm" fo:min-width="1.106cm"/>
    </style:style>
    <style:style style:name="gr6"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7" style:family="graphic" style:parent-style-name="standard">
      <style:graphic-properties draw:stroke="dash" draw:stroke-dash="Ultrafine_20_Dashed" draw:marker-end="Symmetric_20_Arrow" draw:marker-end-width="0.3cm"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marker-end="Symmetric_20_Arrow" draw:marker-end-width="0.3cm" draw:textarea-horizontal-align="center" draw:textarea-vertical-align="middle"/>
    </style:style>
    <style:style style:name="gr10" style:family="graphic" style:parent-style-name="standard">
      <style:graphic-properties draw:marker-end="" draw:fill="none" draw:textarea-vertical-align="middle" draw:auto-grow-height="false" fo:min-height="0.749cm" fo:min-width="0.499cm"/>
    </style:style>
    <style:style style:name="gr11" style:family="graphic" style:parent-style-name="standard">
      <style:graphic-properties draw:fill="none" draw:textarea-vertical-align="middle" draw:auto-grow-height="false" fo:min-height="0.749cm" fo:min-width="0.499cm"/>
    </style:style>
    <style:style style:name="gr12" style:family="graphic">
      <style:graphic-properties style:protect="size"/>
    </style:style>
    <style:style style:name="gr13" style:family="graphic" style:parent-style-name="standard">
      <style:graphic-properties draw:fill="gradient" draw:fill-color="#00ff00" draw:fill-gradient-name="Gradient_20_27" draw:textarea-horizontal-align="center" draw:textarea-vertical-align="middle" draw:shadow="hidden"/>
    </style:style>
    <style:style style:name="gr14" style:family="graphic" style:parent-style-name="standard">
      <style:graphic-properties draw:fill="gradient" draw:fill-gradient-name="Square_20_yellow_2f_white" draw:textarea-horizontal-align="justify" draw:textarea-vertical-align="middle" draw:auto-grow-height="false" fo:min-height="0cm" fo:min-width="0cm" fo:wrap-option="wrap"/>
    </style:style>
    <style:style style:name="gr15" style:family="graphic" style:parent-style-name="standard">
      <style:graphic-properties draw:fill="gradient" draw:fill-color="#00ff00" draw:fill-gradient-name="Gradient_20_8" draw:textarea-horizontal-align="center" draw:textarea-vertical-align="middle" draw:shadow="hidden"/>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svg:stroke-color="#ff0000" draw:marker-end="Arrow" draw:marker-end-width="0.3cm" draw:textarea-horizontal-align="center" draw:textarea-vertical-align="middle"/>
    </style:style>
    <style:style style:name="gr18" style:family="graphic" style:parent-style-name="standard">
      <style:graphic-properties draw:stroke="dash" draw:stroke-dash="Ultrafine_20_Dashed" svg:stroke-color="#00ffff" draw:marker-end="Arrow" draw:marker-end-width="0.3cm" draw:textarea-horizontal-align="center" draw:textarea-vertical-align="middle"/>
    </style:style>
    <style:style style:name="gr19" style:family="graphic" style:parent-style-name="standard">
      <style:graphic-properties draw:fill="gradient" draw:fill-gradient-name="Gradient_20_7" draw:textarea-horizontal-align="justify" draw:textarea-vertical-align="middle" draw:auto-grow-height="false" fo:min-height="0cm" fo:min-width="0cm" fo:wrap-option="wrap"/>
    </style:style>
    <style:style style:name="gr20" style:family="graphic" style:parent-style-name="standard">
      <style:graphic-properties svg:stroke-width="0.2cm" svg:stroke-color="#ff0000" draw:marker-start-width="0.6cm" draw:marker-end-width="0.6cm" draw:textarea-horizontal-align="center" draw:textarea-vertical-align="middle" fo:padding-top="0.1cm" fo:padding-bottom="0.1cm" fo:padding-left="0.1cm" fo:padding-right="0.1cm"/>
    </style:style>
    <style:style style:name="gr2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22" style:family="graphic" style:parent-style-name="standard">
      <style:graphic-properties svg:stroke-width="0cm" svg:stroke-color="#ff0000" draw:marker-start="Arrow" draw:marker-start-width="0.3cm" draw:marker-end="Arrow" draw:marker-end-width="0.3cm" draw:textarea-horizontal-align="center" draw:textarea-vertical-align="middle" fo:padding-top="0cm" fo:padding-bottom="0cm" fo:padding-left="0cm" fo:padding-right="0cm"/>
    </style:style>
    <style:style style:name="gr23" style:family="graphic" style:parent-style-name="standard">
      <style:graphic-properties svg:stroke-width="0cm" svg:stroke-color="#ff0000" draw:marker-start="Arrow" draw:marker-start-width="0.3cm" draw:marker-end="" draw:marker-end-width="0.3cm" draw:textarea-horizontal-align="center" draw:textarea-vertical-align="middle" fo:padding-top="0cm" fo:padding-bottom="0cm" fo:padding-left="0cm" fo:padding-right="0cm"/>
    </style:style>
    <style:style style:name="gr24" style:family="graphic" style:parent-style-name="standard">
      <style:graphic-properties svg:stroke-opacity="50%" draw:fill="gradient" draw:fill-color="#00ff00" draw:fill-gradient-name="Gradient_20_27" draw:opacity="50%" draw:textarea-horizontal-align="center" draw:textarea-vertical-align="middle" draw:shadow="hidden" draw:shadow-opacity="50%"/>
    </style:style>
    <style:style style:name="gr25" style:family="graphic" style:parent-style-name="standard">
      <style:graphic-properties svg:stroke-width="0cm" svg:stroke-color="#ff0000" draw:marker-start="Arrow" draw:marker-start-width="0.3cm" draw:marker-end="Arrow" draw:marker-end-width="0.3cm" svg:stroke-opacity="50%" draw:textarea-horizontal-align="center" draw:textarea-vertical-align="middle" fo:padding-top="0cm" fo:padding-bottom="0cm" fo:padding-left="0cm" fo:padding-right="0cm"/>
    </style:style>
    <style:style style:name="gr26" style:family="graphic" style:parent-style-name="standard">
      <style:graphic-properties draw:fill="gradient" draw:fill-gradient-name="Gradient_20_7" draw:textarea-horizontal-align="justify" draw:textarea-vertical-align="middle" draw:auto-grow-height="false"/>
    </style:style>
    <style:style style:name="gr27" style:family="graphic" style:parent-style-name="standard">
      <style:graphic-properties draw:stroke="dash" draw:stroke-dash="Ultrafine_20_Dashed" draw:marker-end="" draw:marker-end-width="0.3cm" draw:textarea-horizontal-align="center" draw:textarea-vertical-align="middle"/>
    </style:style>
    <style:style style:name="gr28" style:family="graphic" style:parent-style-name="standard">
      <style:graphic-properties draw:fill="gradient" draw:fill-gradient-name="Gradient_20_8" draw:textarea-horizontal-align="center" draw:textarea-vertical-align="middle"/>
    </style:style>
    <style:style style:name="gr29" style:family="graphic" style:parent-style-name="standard">
      <style:graphic-properties draw:stroke="dash" draw:stroke-dash="Ultrafine_20_Dashed" draw:fill="gradient" draw:fill-color="#00ff00" draw:fill-gradient-name="Gradient_20_27" draw:opacity="50%" draw:textarea-horizontal-align="center" draw:textarea-vertical-align="middle" draw:shadow="hidden" draw:shadow-opacity="50%"/>
    </style:style>
    <style:style style:name="gr30" style:family="graphic" style:parent-style-name="standard">
      <style:graphic-properties draw:fill-color="#ffffcc" draw:textarea-horizontal-align="justify" draw:textarea-vertical-align="middle" draw:auto-grow-height="false"/>
    </style:style>
    <style:style style:name="gr31" style:family="graphic" style:parent-style-name="standard">
      <style:graphic-properties draw:stroke="none" svg:stroke-color="#000000" draw:fill="none" draw:fill-color="#ffffff" draw:textarea-horizontal-align="left" draw:auto-grow-height="true" draw:auto-grow-width="false" fo:min-height="2.283cm" fo:min-width="0.066cm"/>
    </style:style>
    <style:style style:name="gr32" style:family="graphic" style:parent-style-name="standard">
      <style:graphic-properties draw:marker-end="Arrow" draw:marker-end-width="0.3cm" draw:textarea-horizontal-align="center" draw:textarea-vertical-align="middle"/>
    </style:style>
    <style:style style:name="gr33" style:family="graphic" style:parent-style-name="standard">
      <style:graphic-properties draw:fill-color="#ff8d00" draw:opacity="55%" draw:textarea-horizontal-align="justify" draw:textarea-vertical-align="middle" draw:auto-grow-height="false" draw:shadow-opacity="55%"/>
    </style:style>
    <style:style style:name="gr34" style:family="graphic" style:parent-style-name="standard">
      <style:graphic-properties draw:opacity="50%" draw:textarea-horizontal-align="justify" draw:textarea-vertical-align="middle" draw:auto-grow-height="false" fo:min-height="0cm" fo:min-width="0cm" fo:wrap-option="wrap" draw:shadow-opacity="50%"/>
    </style:style>
    <style:style style:name="gr35" style:family="graphic" style:parent-style-name="standard">
      <style:graphic-properties draw:fill-color="#ff00ff" draw:opacity="25%" draw:textarea-horizontal-align="justify" draw:textarea-vertical-align="middle" draw:auto-grow-height="false" fo:min-height="0cm" fo:min-width="0cm" fo:wrap-option="wrap" draw:shadow-opacity="25%"/>
    </style:style>
    <style:style style:name="gr36" style:family="graphic" style:parent-style-name="standard">
      <style:graphic-properties draw:fill-color="#23ff23" draw:opacity="50%" draw:textarea-horizontal-align="justify" draw:textarea-vertical-align="middle" draw:auto-grow-height="false" fo:min-height="0cm" fo:min-width="0cm" fo:wrap-option="wrap" draw:shadow-opacity="50%"/>
    </style:style>
    <style:style style:name="gr37" style:family="graphic" style:parent-style-name="standard">
      <style:graphic-properties draw:marker-start="Arrow" draw:marker-end="" draw:marker-end-width="0.3cm" draw:textarea-horizontal-align="center" draw:textarea-vertical-align="middle"/>
    </style:style>
    <style:style style:name="gr38" style:family="graphic" style:parent-style-name="standard">
      <style:graphic-properties draw:fill-color="#ff00ff" draw:opacity="50%" draw:textarea-horizontal-align="justify" draw:textarea-vertical-align="middle" draw:auto-grow-height="false" draw:shadow-opacity="50%"/>
    </style:style>
    <style:style style:name="gr39" style:family="graphic" style:parent-style-name="standard">
      <style:graphic-properties draw:fill-color="#ffffcc" draw:opacity="50%" draw:textarea-horizontal-align="justify" draw:textarea-vertical-align="middle" draw:auto-grow-height="false" draw:shadow-opacity="50%"/>
    </style:style>
    <style:style style:name="gr40" style:family="graphic" style:parent-style-name="standard">
      <style:graphic-properties draw:stroke="dash" draw:stroke-dash="Ultrafine_20_Dashed" draw:fill="none" draw:fill-hatch-name="Black_20_0_20_Degrees" draw:textarea-horizontal-align="center" draw:textarea-vertical-align="middl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fill-color="#ff00ff" draw:textarea-horizontal-align="justify" draw:textarea-vertical-align="middle" draw:auto-grow-height="false"/>
    </style:style>
    <style:style style:name="pr1" style:family="presentation" style:parent-style-name="標準-notes">
      <style:graphic-properties draw:fill-color="#ffffff" draw:auto-grow-height="true" fo:min-height="13.365cm"/>
    </style:style>
    <style:style style:name="pr2" style:family="presentation" style:parent-style-name="標準-notes">
      <style:graphic-properties draw:fill-color="#ffffff" fo:min-height="13.114cm"/>
    </style:style>
    <style:style style:name="P1" style:family="paragraph">
      <style:paragraph-properties fo:text-align="center"/>
      <style:text-properties fo:font-size="10pt" style:font-size-asian="10pt" style:font-size-complex="10pt"/>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margin-left="0cm" fo:margin-right="0cm" fo:text-align="center" fo:text-indent="0cm"/>
    </style:style>
    <style:style style:name="P5" style:family="paragraph">
      <style:text-properties fo:font-size="10pt" style:font-size-asian="10pt" style:font-size-complex="10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text-align="center"/>
    </style:style>
    <style:style style:name="P8" style:family="paragraph">
      <style:paragraph-properties fo:text-align="start"/>
    </style:style>
    <style:style style:name="P9" style:family="paragraph">
      <style:paragraph-properties fo:text-align="start"/>
      <style:text-properties fo:font-size="8pt" style:font-size-asian="8pt" style:font-size-complex="8pt"/>
    </style:style>
    <style:style style:name="P10" style:family="paragraph">
      <style:paragraph-properties fo:margin-left="0cm" fo:margin-right="0cm" fo:text-align="center" fo:text-indent="0cm"/>
      <style:text-properties fo:color="#ffffff" fo:font-size="12pt" fo:text-shadow="1pt 1pt" fo:font-weight="bold" style:font-size-asian="18pt" style:font-weight-asian="bold" style:font-weight-complex="bold"/>
    </style:style>
    <style:style style:name="P11" style:family="paragraph">
      <style:paragraph-properties fo:text-align="center"/>
      <style:text-properties fo:font-size="10pt" fo:text-shadow="1pt 1pt" fo:font-weight="bold" style:font-size-asian="10pt" style:font-weight-asian="bold" style:font-size-complex="10pt" style:font-weight-complex="bold"/>
    </style:style>
    <style:style style:name="P12" style:family="paragraph">
      <style:paragraph-properties fo:margin-left="0cm" fo:margin-right="0cm" fo:text-align="start" fo:text-indent="0cm"/>
    </style:style>
    <style:style style:name="P13" style:family="paragraph">
      <style:paragraph-properties fo:text-align="start"/>
      <style:text-properties fo:font-size="10pt" fo:text-shadow="1pt 1pt" fo:font-weight="bold" style:font-size-asian="10pt" style:font-weight-asian="bold" style:font-size-complex="10pt" style:font-weight-complex="bold"/>
    </style:style>
    <style:style style:name="P14" style:family="paragraph">
      <style:text-properties fo:font-size="12pt" fo:font-weight="bold" style:font-size-asian="12pt" style:font-weight-asian="bold" style:font-size-complex="12pt" style:font-weight-complex="bold"/>
    </style:style>
    <style:style style:name="P15" style:family="paragraph">
      <style:paragraph-properties fo:margin-left="0cm" fo:margin-right="0cm" fo:text-indent="0cm"/>
      <style:text-properties fo:color="#0000ff" fo:font-size="12pt" fo:text-shadow="1pt 1pt" fo:font-weight="bold" style:font-size-asian="12pt" style:font-weight-asian="bold" style:font-size-complex="12pt" style:font-weight-complex="bold"/>
    </style:style>
    <style:style style:name="P16" style:family="paragraph">
      <style:paragraph-properties fo:margin-left="0cm" fo:margin-right="0cm" fo:text-indent="0cm"/>
      <style:text-properties fo:color="#9999ff" fo:font-size="12pt" fo:text-shadow="1pt 1pt" fo:font-weight="bold" style:font-size-asian="12pt" style:font-weight-asian="bold" style:font-size-complex="12pt" style:font-weight-complex="bold"/>
    </style:style>
    <style:style style:name="P17" style:family="paragraph">
      <style:text-properties fo:color="#ff0000" fo:font-size="11pt" fo:text-shadow="none" style:text-underline-style="none" fo:font-weight="bold" style:font-size-asian="11pt" style:font-weight-asian="bold" style:font-size-complex="11pt" style:font-weight-complex="bold"/>
    </style:style>
    <style:style style:name="P18" style:family="paragraph">
      <style:paragraph-properties fo:text-align="center"/>
      <style:text-properties fo:color="#ffffff" fo:font-size="10pt" fo:text-shadow="1pt 1pt" fo:font-weight="bold" style:font-size-asian="10pt" style:font-weight-asian="bold" style:font-size-complex="10pt" style:font-weight-complex="bold"/>
    </style:style>
    <style:style style:name="P19" style:family="paragraph">
      <style:text-properties fo:color="#ffffff" fo:font-size="12pt" fo:font-weight="bold" style:font-size-asian="12pt" style:font-weight-asian="bold" style:font-size-complex="12pt" style:font-weight-complex="bold"/>
    </style:style>
    <style:style style:name="P20" style:family="paragraph">
      <style:paragraph-properties fo:margin-left="0cm" fo:margin-right="0cm" fo:text-align="center" fo:text-indent="0cm"/>
      <style:text-properties fo:color="#ffffff" fo:font-size="11pt" fo:text-shadow="1pt 1pt" fo:font-weight="bold" style:font-size-asian="11pt" style:font-weight-asian="bold" style:font-size-complex="11pt" style:font-weight-complex="bold"/>
    </style:style>
    <style:style style:name="P21" style:family="paragraph">
      <style:paragraph-properties fo:text-align="center"/>
      <style:text-properties fo:font-size="12pt" style:font-size-asian="12pt" style:font-size-complex="12pt"/>
    </style:style>
    <style:style style:name="P22" style:family="paragraph">
      <style:paragraph-properties fo:margin-left="0cm" fo:margin-right="0cm" fo:text-indent="0cm"/>
      <style:text-properties fo:font-size="8pt" fo:text-shadow="1pt 1pt" fo:font-weight="bold" style:font-size-asian="8pt" style:font-weight-asian="bold" style:font-size-complex="8pt" style:font-weight-complex="bold"/>
    </style:style>
    <style:style style:name="P23" style:family="paragraph">
      <style:text-properties fo:font-size="12pt" fo:text-shadow="1pt 1pt" fo:font-weight="bold" style:font-size-asian="12pt" style:font-weight-asian="bold" style:font-size-complex="12pt" style:font-weight-complex="bold"/>
    </style:style>
    <style:style style:name="P24" style:family="paragraph">
      <style:paragraph-properties fo:margin-left="0cm" fo:margin-right="0cm" fo:text-align="start" fo:text-indent="0cm"/>
      <style:text-properties fo:font-size="12pt" fo:text-shadow="none" fo:font-weight="bold" style:font-size-asian="12pt" style:font-weight-asian="bold" style:font-size-complex="12pt" style:font-weight-complex="bold"/>
    </style:style>
    <style:style style:name="P25" style:family="paragraph">
      <style:paragraph-properties fo:margin-left="0cm" fo:margin-right="0cm" fo:text-align="center" fo:text-indent="0cm"/>
      <style:text-properties fo:font-size="12pt" fo:text-shadow="none" fo:font-weight="bold" style:font-size-asian="12pt" style:font-weight-asian="bold" style:font-size-complex="12pt" style:font-weight-complex="bold"/>
    </style:style>
    <style:style style:name="P26" style:family="paragraph">
      <style:paragraph-properties fo:text-align="center"/>
      <style:text-properties fo:font-size="14pt" fo:font-weight="bold" style:font-size-asian="14pt" style:font-weight-asian="bold" style:font-size-complex="14pt" style:font-weight-complex="bold"/>
    </style:style>
    <style:style style:name="P27" style:family="paragraph">
      <style:text-properties fo:font-size="14pt" fo:font-weight="bold" style:font-size-asian="14pt" style:font-weight-asian="bold" style:font-size-complex="14pt" style:font-weight-complex="bold"/>
    </style:style>
    <style:style style:name="P28" style:family="paragraph">
      <style:paragraph-properties fo:text-align="center"/>
      <style:text-properties fo:color="#ffffff" fo:font-size="14pt" fo:text-shadow="1pt 1pt" fo:font-weight="bold" style:font-size-asian="14pt" style:font-weight-asian="bold" style:font-size-complex="14pt" style:font-weight-complex="bold"/>
    </style:style>
    <style:style style:name="P29" style:family="paragraph">
      <style:paragraph-properties fo:margin-left="0cm" fo:margin-right="0cm" fo:text-align="center" fo:text-indent="0cm"/>
      <style:text-properties fo:color="#4c4c4c" fo:font-size="12pt" style:font-size-asian="12pt" style:font-size-complex="12pt"/>
    </style:style>
    <style:style style:name="P30" style:family="paragraph">
      <style:text-properties fo:color="#0099ff" fo:font-size="11pt" fo:text-shadow="none" fo:font-weight="bold" style:font-size-asian="11pt" style:font-weight-asian="bold" style:font-size-complex="11pt" style:font-weight-complex="bold"/>
    </style:style>
    <style:style style:name="P31" style:family="paragraph">
      <style:text-properties fo:color="#ff0000" fo:font-size="14pt" fo:text-shadow="1pt 1pt" style:text-underline-style="solid" style:text-underline-width="auto" style:text-underline-color="font-color" fo:font-weight="bold" style:font-size-asian="14pt" style:font-weight-asian="bold" style:font-size-complex="14pt" style:font-weight-complex="bold"/>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ffffff" fo:font-size="14pt" fo:text-shadow="1pt 1pt" style:text-underline-style="none" fo:font-weight="bold" style:font-size-asian="14pt" style:font-weight-asian="bold" style:font-size-complex="14pt" style:font-weight-complex="bold"/>
    </style:style>
    <style:style style:name="P34" style:family="paragraph">
      <style:paragraph-properties fo:text-align="center"/>
      <style:text-properties fo:font-size="14pt" fo:text-shadow="1pt 1pt" fo:font-weight="bold"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fo:color="#ff0000" fo:font-size="8pt" style:font-size-asian="8pt" style:font-size-complex="8pt"/>
    </style:style>
    <style:style style:name="T3" style:family="text">
      <style:text-properties fo:font-size="8pt" style:font-size-asian="8pt" style:font-size-complex="8pt"/>
    </style:style>
    <style:style style:name="T4" style:family="text">
      <style:text-properties fo:color="#ffffff" fo:font-size="12pt" fo:text-shadow="1pt 1pt" fo:font-weight="bold" style:font-size-asian="12pt" style:font-weight-asian="bold" style:font-weight-complex="bold"/>
    </style:style>
    <style:style style:name="T5" style:family="text">
      <style:text-properties fo:font-size="10pt" fo:text-shadow="1pt 1pt" fo:font-weight="bold" style:font-size-asian="10pt" style:font-weight-asian="bold" style:font-size-complex="10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color="#0000ff" fo:font-size="12pt" fo:text-shadow="1pt 1pt" fo:font-weight="bold" style:font-size-asian="12pt" style:font-weight-asian="bold" style:font-size-complex="12pt" style:font-weight-complex="bold"/>
    </style:style>
    <style:style style:name="T8" style:family="text">
      <style:text-properties fo:color="#9999ff" fo:font-size="12pt" fo:text-shadow="1pt 1pt" fo:font-weight="bold" style:font-size-asian="12pt" style:font-weight-asian="bold" style:font-size-complex="12pt" style:font-weight-complex="bold"/>
    </style:style>
    <style:style style:name="T9" style:family="text">
      <style:text-properties fo:color="#ff0000" fo:font-size="11pt" fo:text-shadow="none" style:text-underline-style="none" fo:font-weight="bold" style:font-size-asian="11pt" style:font-weight-asian="bold" style:font-size-complex="11pt" style:font-weight-complex="bold"/>
    </style:style>
    <style:style style:name="T10" style:family="text">
      <style:text-properties fo:color="#ff0000" fo:font-size="11pt" fo:text-shadow="none"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color="#ffffff" fo:font-size="10pt" fo:text-shadow="1pt 1pt" fo:font-weight="bold" style:font-size-asian="10pt" style:font-weight-asian="bold" style:font-size-complex="10pt" style:font-weight-complex="bold"/>
    </style:style>
    <style:style style:name="T12" style:family="text">
      <style:text-properties fo:color="#ffffff" fo:font-size="12pt" fo:font-weight="bold" style:font-size-asian="12pt" style:font-weight-asian="bold" style:font-size-complex="12pt" style:font-weight-complex="bold"/>
    </style:style>
    <style:style style:name="T13" style:family="text">
      <style:text-properties fo:color="#ffffff" fo:font-size="11pt" fo:text-shadow="1pt 1pt" fo:font-weight="bold" style:font-size-asian="11pt" style:font-weight-asian="bold" style:font-size-complex="11pt" style:font-weight-complex="bold"/>
    </style:style>
    <style:style style:name="T14" style:family="text">
      <style:text-properties fo:font-size="12pt" style:font-size-asian="12pt" style:font-size-complex="12pt"/>
    </style:style>
    <style:style style:name="T15" style:family="text">
      <style:text-properties fo:font-size="8pt" fo:text-shadow="1pt 1pt" fo:font-weight="bold" style:font-size-asian="8pt" style:font-weight-asian="bold" style:font-size-complex="8pt" style:font-weight-complex="bold"/>
    </style:style>
    <style:style style:name="T16" style:family="text">
      <style:text-properties fo:font-size="12pt" fo:text-shadow="1pt 1pt" fo:font-weight="bold" style:font-size-asian="12pt" style:font-weight-asian="bold" style:font-size-complex="12pt" style:font-weight-complex="bold"/>
    </style:style>
    <style:style style:name="T17" style:family="text">
      <style:text-properties fo:font-size="12pt" fo:text-shadow="none" fo:font-weight="bold" style:font-size-asian="12pt" style:font-weight-asian="bold" style:font-size-complex="12pt" style:font-weight-complex="bold"/>
    </style:style>
    <style:style style:name="T18" style:family="text">
      <style:text-properties fo:font-size="16pt" fo:text-shadow="none" fo:font-weight="bold" style:font-size-asian="16pt" style:font-weight-asian="bold" style:font-size-complex="16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color="#ffffff" fo:font-size="14pt" fo:text-shadow="1pt 1pt" fo:font-weight="bold" style:font-size-asian="14pt" style:font-weight-asian="bold" style:font-size-complex="14pt" style:font-weight-complex="bold"/>
    </style:style>
    <style:style style:name="T21" style:family="text">
      <style:text-properties fo:color="#4c4c4c" fo:font-size="12pt" style:font-size-asian="12pt" style:font-size-complex="12pt"/>
    </style:style>
    <style:style style:name="T22" style:family="text">
      <style:text-properties fo:color="#0099ff" fo:font-size="11pt" fo:text-shadow="none" fo:font-weight="bold" style:font-size-asian="11pt" style:font-weight-asian="bold" style:font-size-complex="11pt" style:font-weight-complex="bold"/>
    </style:style>
    <style:style style:name="T23" style:family="text">
      <style:text-properties fo:color="#ff0000" fo:font-size="14pt" fo:text-shadow="none" style:text-underline-style="none" fo:font-weight="bold" style:font-size-asian="14pt" style:font-weight-asian="bold" style:font-size-complex="14pt" style:font-weight-complex="bold"/>
    </style:style>
    <style:style style:name="T24" style:family="text">
      <style:text-properties fo:color="#ff0000" fo:font-size="14pt" fo:text-shadow="none"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ffffff" fo:font-size="14pt" fo:text-shadow="1pt 1pt" style:text-underline-style="none" fo:font-weight="bold" style:font-size-asian="14pt" style:font-weight-asian="bold" style:font-size-complex="14pt" style:font-weight-complex="bold"/>
    </style:style>
    <style:style style:name="T27" style:family="text">
      <style:text-properties fo:font-size="14pt" fo:text-shadow="1pt 1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draw:line draw:style-name="gr1" draw:text-style-name="P1" draw:layer="layout" svg:x1="8.28cm" svg:y1="7.074cm" svg:x2="18.074cm" svg:y2="7.067cm">
          <text:p/>
        </draw:line>
        <draw:line draw:style-name="gr1" draw:text-style-name="P1" draw:layer="layout" svg:x1="16.519cm" svg:y1="14.002cm" svg:x2="16.529cm" svg:y2="15.258cm">
          <text:p/>
        </draw:line>
        <draw:line draw:style-name="gr1" draw:text-style-name="P1" draw:layer="layout" svg:x1="8.112cm" svg:y1="9.834cm" svg:x2="18.13cm" svg:y2="9.835cm">
          <text:p/>
        </draw:line>
        <draw:rect draw:style-name="gr2" draw:text-style-name="P3" draw:layer="layout" svg:width="3.595cm" svg:height="0.923cm" svg:x="3.95cm" svg:y="6.563cm">
          <text:p text:style-name="P2"><text:span text:style-name="T1">バックエンドプロセス </text:span></text:p>
        </draw:rect>
        <draw:rect draw:style-name="gr3" draw:text-style-name="P1" draw:layer="layout" svg:width="3.606cm" svg:height="4.53cm" svg:x="4.051cm" svg:y="7.97cm">
          <text:p/>
        </draw:rect>
        <draw:frame draw:style-name="gr4" draw:text-style-name="P3" draw:layer="layout" svg:width="2.259cm" svg:height="0.809cm" svg:x="17.094cm" svg:y="14.315cm">
          <draw:text-box>
            <text:p text:style-name="P4"><text:span text:style-name="T1">・・・・・</text:span></text:p>
          </draw:text-box>
        </draw:frame>
        <draw:frame draw:style-name="gr5" draw:text-style-name="P5" draw:layer="layout" svg:width="2.238cm" svg:height="0.674cm" svg:x="10.445cm" svg:y="17.041cm">
          <draw:text-box>
            <text:p><text:span text:style-name="T1">Checkpoint</text:span></text:p>
          </draw:text-box>
        </draw:frame>
        <draw:custom-shape draw:style-name="gr6" draw:text-style-name="P6" draw:layer="layout" svg:width="5.454cm" svg:height="1.793cm" svg:x="20.826cm" svg:y="11.607cm">
          <text:p text:style-name="P2"><text:span text:style-name="T2">万が一、ディスクへの書き込み前にサーバが</text:span></text:p>
          <text:p text:style-name="P2"><text:span text:style-name="T2">クラッシュしても、</text:span></text:p>
          <text:p text:style-name="P2"><text:span text:style-name="T2">Checkpoint</text:span><text:span text:style-name="T2">時のデータ領域のデータと</text:span></text:p>
          <text:p text:style-name="P2"><text:span text:style-name="T2">WAL</text:span><text:span text:style-name="T2">ログに記録された更新データから、</text:span></text:p>
          <text:p text:style-name="P2"><text:span text:style-name="T2">クラッシュ直前の状態にリカバリできる。</text:span></text:p>
          <draw:enhanced-geometry svg:viewBox="0 0 21600 21600" draw:glue-points="10800 0 0 10800 10800 21600 21600 10800 ?f40 ?f41" draw:text-areas="0 0 21600 21600" draw:type="rectangular-callout" draw:modifiers="2688.61594867094 -4274.24749163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 draw:layer="layout" svg:x1="11.162cm" svg:y1="15.463cm" svg:x2="11.162cm" svg:y2="17.974cm">
          <text:p/>
        </draw:line>
        <draw:custom-shape draw:style-name="gr8" draw:text-style-name="P1" draw:layer="layout" svg:width="3.229cm" svg:height="1.363cm" svg:x="4.273cm" svg:y="9.228cm">
          <text:p text:style-name="P7"><text:span text:style-name="T1">ベースバックアップ</text:span></text:p>
          <text:p text:style-name="P7"><text:span text:style-name="T1">アーカイブ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 draw:layer="layout" svg:width="3.229cm" svg:height="0.861cm" svg:x="4.273cm" svg:y="8.152cm">
          <text:p text:style-name="P7"><text:span text:style-name="T1">WA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 draw:text-style-name="P1" draw:layer="layout" svg:x1="8.112cm" svg:y1="8.687cm" svg:x2="18.13cm" svg:y2="8.688cm">
          <text:p/>
        </draw:line>
        <draw:line draw:style-name="gr9" draw:text-style-name="P1" draw:layer="layout" svg:x1="7.933cm" svg:y1="13.167cm" svg:x2="7.933cm" svg:y2="15.319cm">
          <text:p/>
        </draw:line>
        <draw:line draw:style-name="gr1" draw:text-style-name="P1" draw:layer="layout" svg:x1="17.453cm" svg:y1="14.002cm" svg:x2="17.463cm" svg:y2="15.258cm">
          <text:p/>
        </draw:line>
        <draw:line draw:style-name="gr9" draw:text-style-name="P1" draw:layer="layout" svg:x1="8.867cm" svg:y1="13.167cm" svg:x2="8.867cm" svg:y2="15.319cm">
          <text:p/>
        </draw:line>
        <draw:line draw:style-name="gr9" draw:text-style-name="P1" draw:layer="layout" svg:x1="9.368cm" svg:y1="14.602cm" svg:x2="9.368cm" svg:y2="16.754cm">
          <text:p/>
        </draw:line>
        <draw:line draw:style-name="gr1" draw:text-style-name="P1" draw:layer="layout" svg:x1="18.889cm" svg:y1="14.002cm" svg:x2="18.899cm" svg:y2="15.258cm">
          <text:p/>
        </draw:line>
        <draw:line draw:style-name="gr9" draw:text-style-name="P1" draw:layer="layout" svg:x1="10.303cm" svg:y1="13.167cm" svg:x2="10.303cm" svg:y2="15.319cm">
          <text:p/>
        </draw:line>
        <draw:line draw:style-name="gr9" draw:text-style-name="P1" draw:layer="layout" svg:x1="10.804cm" svg:y1="14.602cm" svg:x2="10.804cm" svg:y2="16.754cm">
          <text:p/>
        </draw:line>
        <draw:line draw:style-name="gr1" draw:text-style-name="P1" draw:layer="layout" svg:x1="21.186cm" svg:y1="14.002cm" svg:x2="21.196cm" svg:y2="15.258cm">
          <text:p/>
        </draw:line>
        <draw:line draw:style-name="gr9" draw:text-style-name="P1" draw:layer="layout" svg:x1="12.6cm" svg:y1="13.167cm" svg:x2="12.6cm" svg:y2="15.319cm">
          <text:p/>
        </draw:line>
        <draw:line draw:style-name="gr9" draw:text-style-name="P1" draw:layer="layout" svg:x1="13.101cm" svg:y1="14.602cm" svg:x2="13.101cm" svg:y2="16.754cm">
          <text:p/>
        </draw:line>
        <draw:custom-shape draw:style-name="gr10" draw:text-style-name="P1" draw:layer="layout" svg:width="0.574cm" svg:height="1.795cm" draw:transform="rotate (1.56922553046781) translate (7.86cm 17.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9" draw:layer="layout" svg:width="3.588cm" svg:height="1.435cm" svg:x="7.933cm" svg:y="18.476cm">
          <text:p text:style-name="P8"><text:span text:style-name="T3">トランザクションが閉じる、</text:span></text:p>
          <text:p text:style-name="P8"><text:span text:style-name="T3">もしくは</text:span><text:span text:style-name="T3">WAL</text:span><text:span text:style-name="T3">バッファが溢れた</text:span></text:p>
          <text:p text:style-name="P8"><text:span text:style-name="T3">場合に、</text:span><text:span text:style-name="T3">WAL</text:span><text:span text:style-name="T3">ログに書き込む</text:span></text:p>
          <draw:enhanced-geometry svg:viewBox="0 0 21600 21600" draw:glue-points="10800 0 0 10800 10800 21600 21600 10800 ?f40 ?f41" draw:text-areas="0 0 21600 21600" draw:type="rectangular-callout" draw:modifiers="5482.75285594873 -13221.72701949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 draw:text-style-name="P1" draw:layer="layout" svg:x1="22.407cm" svg:y1="14.002cm" svg:x2="22.417cm" svg:y2="15.258cm">
          <text:p/>
        </draw:line>
        <draw:line draw:style-name="gr9" draw:text-style-name="P1" draw:layer="layout" svg:x1="13.821cm" svg:y1="13.167cm" svg:x2="13.821cm" svg:y2="15.319cm">
          <text:p/>
        </draw:line>
        <draw:line draw:style-name="gr9" draw:text-style-name="P1" draw:layer="layout" svg:x1="14.322cm" svg:y1="14.602cm" svg:x2="14.322cm" svg:y2="16.754cm">
          <text:p/>
        </draw:line>
        <draw:custom-shape draw:style-name="gr11" draw:text-style-name="P1" draw:layer="layout" svg:width="0.574cm" svg:height="3.997cm" draw:transform="rotate (1.56922553046781) translate (11.003cm 18.5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 draw:text-style-name="P1" draw:layer="layout" svg:x1="8.113cm" svg:y1="11.435cm" svg:x2="18.131cm" svg:y2="11.436cm">
          <text:p/>
        </draw:line>
        <draw:custom-shape draw:style-name="gr8" draw:text-style-name="P1" draw:layer="layout" svg:width="3.229cm" svg:height="1.363cm" svg:x="4.274cm" svg:y="10.829cm">
          <text:p text:style-name="P7"><text:span text:style-name="T1">データ領域</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標準">
        <draw:rect draw:style-name="gr13" draw:text-style-name="P10" draw:id="id1" draw:layer="layout" svg:width="2.027cm" svg:height="0.941cm" svg:x="4.788cm" svg:y="2.016cm">
          <text:p text:style-name="P2"><text:span text:style-name="T4">Master</text:span></text:p>
        </draw:rect>
        <draw:rect draw:style-name="gr13" draw:text-style-name="P10" draw:id="id2" draw:layer="layout" svg:width="2.027cm" svg:height="0.941cm" svg:x="8.128cm" svg:y="2.017cm">
          <text:p text:style-name="P2"><text:span text:style-name="T4">Slave_1</text:span></text:p>
        </draw:rect>
        <draw:custom-shape draw:style-name="gr14" draw:text-style-name="P11" draw:layer="layout" svg:width="4.486cm" svg:height="1.243cm" svg:x="2.697cm" svg:y="4.523cm">
          <text:p text:style-name="P4"><text:span text:style-name="T5">max_wal_senders</text:span><text:span text:style-name="T5">の値</text:span></text:p>
          <text:p text:style-name="P4"><text:span text:style-name="T5">までスレーブを接続可能</text:span></text:p>
          <draw:enhanced-geometry svg:viewBox="0 0 21600 21600" draw:glue-points="10800 0 0 10800 10800 21600 21600 10800 ?f40 ?f41" draw:text-areas="0 0 21600 21600" draw:type="rectangular-callout" draw:modifiers="15828.1256964564 -26097.10610932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3" draw:text-style-name="P10" draw:id="id3" draw:layer="layout" svg:width="2.027cm" svg:height="0.941cm" svg:x="8.129cm" svg:y="3.218cm">
          <text:p text:style-name="P2"><text:span text:style-name="T4">Slave_2</text:span></text:p>
        </draw:rect>
        <draw:rect draw:style-name="gr15" draw:text-style-name="P10" draw:id="id4" draw:layer="layout" svg:width="2.027cm" svg:height="0.941cm" svg:x="8.129cm" svg:y="6.318cm">
          <text:p text:style-name="P2"><text:span text:style-name="T4">Slave_N</text:span></text:p>
        </draw:rect>
        <draw:frame draw:style-name="gr16" draw:text-style-name="P5" draw:layer="layout" svg:width="0.18cm" svg:height="1.593cm" svg:x="9.101cm" svg:y="4.393cm">
          <draw:text-box>
            <text:p text:style-name="P2"><text:span text:style-name="T1">.</text:span></text:p>
            <text:p text:style-name="P2"><text:span text:style-name="T1">.</text:span></text:p>
            <text:p text:style-name="P2"><text:span text:style-name="T1">.</text:span></text:p>
            <text:p text:style-name="P2"><text:span text:style-name="T1">.</text:span></text:p>
          </draw:text-box>
        </draw:frame>
        <draw:connector draw:style-name="gr17" draw:layer="layout" svg:x1="6.815cm" svg:y1="2.486cm" svg:x2="8.128cm" svg:y2="2.487cm" draw:start-shape="id1" draw:start-glue-point="1" draw:end-shape="id2" draw:end-glue-point="3" svg:d="m6815 2486h657v1h656">
          <text:p/>
        </draw:connector>
        <draw:connector draw:style-name="gr17" draw:layer="layout" svg:x1="6.815cm" svg:y1="2.486cm" svg:x2="8.129cm" svg:y2="3.688cm" draw:start-shape="id1" draw:start-glue-point="1" draw:end-shape="id3" draw:end-glue-point="3" svg:d="m6815 2486h657v1202h657">
          <text:p/>
        </draw:connector>
        <draw:connector draw:style-name="gr17" draw:layer="layout" svg:x1="6.815cm" svg:y1="2.486cm" svg:x2="8.129cm" svg:y2="6.788cm" draw:start-shape="id1" draw:start-glue-point="1" draw:end-shape="id4" svg:d="m6815 2486h657v4302h657">
          <text:p/>
        </draw:connector>
        <draw:rect draw:style-name="gr13" draw:text-style-name="P10" draw:id="id5" draw:layer="layout" svg:width="2.027cm" svg:height="0.941cm" svg:x="11.629cm" svg:y="2.018cm">
          <text:p text:style-name="P2"><text:span text:style-name="T4">Slave</text:span></text:p>
        </draw:rect>
        <draw:connector draw:style-name="gr18" draw:layer="layout" svg:x1="10.155cm" svg:y1="2.487cm" svg:x2="11.629cm" svg:y2="2.488cm" draw:start-shape="id2" draw:start-glue-point="1" draw:end-shape="id5" svg:d="m10155 2487h737v1h737">
          <text:p/>
        </draw:connector>
        <draw:custom-shape draw:style-name="gr19" draw:text-style-name="P11" draw:layer="layout" svg:width="4.995cm" svg:height="0.732cm" svg:x="11.252cm" svg:y="3.918cm">
          <text:p text:style-name="P4"><text:span text:style-name="T5">カスケード接続はできない</text:span></text:p>
          <draw:enhanced-geometry svg:viewBox="0 0 21600 21600" draw:glue-points="10800 0 0 10800 10800 21600 21600 10800 ?f40 ?f41" draw:text-areas="0 0 21600 21600" draw:type="rectangular-callout" draw:modifiers="-2027.70216172938 -41107.77626193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layer="layout" svg:x1="13.408cm" svg:y1="1.634cm" svg:x2="11.949cm" svg:y2="3.291cm">
          <text:p/>
        </draw:line>
        <draw:line draw:style-name="gr20" draw:layer="layout" svg:x1="13.409cm" svg:y1="3.291cm" svg:x2="11.95cm" svg:y2="1.634cm">
          <text:p/>
        </draw:line>
        <draw:custom-shape draw:style-name="gr14" draw:text-style-name="P13" draw:layer="layout" svg:width="6.33cm" svg:height="1.289cm" svg:x="11.004cm" svg:y="6.65cm">
          <text:p text:style-name="P12"><text:span text:style-name="T5">マスタや他のスレーブの稼働中に、</text:span></text:p>
          <text:p text:style-name="P12"><text:span text:style-name="T5">スレーブの追加</text:span><text:span text:style-name="T5">/</text:span><text:span text:style-name="T5">削除可能</text:span></text:p>
          <draw:enhanced-geometry svg:viewBox="0 0 21600 21600" draw:glue-points="10800 0 0 10800 10800 21600 21600 10800 ?f40 ?f41" draw:text-areas="0 0 21600 21600" draw:type="rectangular-callout" draw:modifiers="-2695.3087979782 468.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5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標準">
        <draw:frame draw:style-name="gr21" draw:text-style-name="P7" draw:id="id6" draw:layer="layout" svg:width="2.1cm" svg:height="1.474cm" svg:x="7.208cm" svg:y="2.221cm">
          <draw:image xlink:href="Pictures/2000020D0000271100001AB4DFD6C909.svm" xlink:type="simple" xlink:show="embed" xlink:actuate="onLoad">
            <text:p/>
          </draw:image>
        </draw:frame>
        <draw:rect draw:style-name="gr13" draw:text-style-name="P10" draw:id="id7" draw:layer="layout" svg:width="2.027cm" svg:height="0.941cm" svg:x="5.233cm" svg:y="5.251cm">
          <text:p text:style-name="P2"><text:span text:style-name="T4">Master</text:span></text:p>
        </draw:rect>
        <draw:rect draw:style-name="gr13" draw:text-style-name="P10" draw:id="id8" draw:layer="layout" svg:width="2.027cm" svg:height="0.941cm" svg:x="9.834cm" svg:y="5.252cm">
          <text:p text:style-name="P2"><text:span text:style-name="T4">Slave</text:span></text:p>
        </draw:rect>
        <draw:frame draw:style-name="gr16" draw:text-style-name="P14" draw:layer="layout" svg:width="4.492cm" svg:height="0.509cm" svg:x="0.99cm" svg:y="1.623cm">
          <draw:text-box>
            <text:p text:style-name="P2"><text:span text:style-name="T6">(1)</text:span><text:span text:style-name="T6">フェールオーバ前</text:span></text:p>
          </draw:text-box>
        </draw:frame>
        <draw:connector draw:style-name="gr22" draw:text-style-name="P15" draw:layer="layout" draw:type="line" svg:x1="8.258cm" svg:y1="3.695cm" svg:x2="6.246cm" svg:y2="5.251cm" draw:start-shape="id6" draw:start-glue-point="2" draw:end-shape="id7" draw:end-glue-point="0" svg:d="m8258 3695-2012 1556">
          <text:p text:style-name="P2"><text:span text:style-name="T7">更新</text:span></text:p>
          <text:p text:style-name="P2"><text:span text:style-name="T7">検索</text:span></text:p>
        </draw:connector>
        <draw:custom-shape draw:style-name="gr14" draw:text-style-name="P11" draw:layer="layout" svg:width="4.575cm" svg:height="0.766cm" svg:x="10.758cm" svg:y="3.587cm">
          <text:p text:style-name="P4"><text:span text:style-name="T5">検索のみ可能</text:span></text:p>
          <draw:enhanced-geometry svg:viewBox="0 0 21600 21600" draw:glue-points="10800 0 0 10800 10800 21600 21600 10800 ?f40 ?f41" draw:text-areas="0 0 21600 21600" draw:type="rectangular-callout" draw:modifiers="1557.69230769231 43735.0717079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3" draw:text-style-name="P15" draw:layer="layout" draw:type="line" svg:x1="8.258cm" svg:y1="3.695cm" svg:x2="10.847cm" svg:y2="5.252cm" draw:end-shape="id8" draw:end-glue-point="0" svg:d="m8258 3695 2589 1557">
          <text:p text:style-name="P2"><text:span text:style-name="T7">検索</text:span></text:p>
        </draw:connector>
        <draw:frame draw:style-name="gr21" draw:text-style-name="P7" draw:id="id9" draw:layer="layout" svg:width="2.1cm" svg:height="1.474cm" svg:x="7.209cm" svg:y="7.921cm">
          <draw:image xlink:href="Pictures/2000020D0000271100001AB4DFD6C909.svm" xlink:type="simple" xlink:show="embed" xlink:actuate="onLoad">
            <text:p/>
          </draw:image>
        </draw:frame>
        <draw:rect draw:style-name="gr24" draw:text-style-name="P10" draw:id="id10" draw:layer="layout" svg:width="2.027cm" svg:height="0.941cm" svg:x="5.234cm" svg:y="10.951cm">
          <text:p text:style-name="P2"><text:span text:style-name="T4">Master</text:span></text:p>
        </draw:rect>
        <draw:rect draw:style-name="gr13" draw:text-style-name="P10" draw:id="id11" draw:layer="layout" svg:width="2.027cm" svg:height="0.941cm" svg:x="9.835cm" svg:y="10.952cm">
          <text:p text:style-name="P2"><text:span text:style-name="T4">Slave</text:span></text:p>
        </draw:rect>
        <draw:frame draw:style-name="gr16" draw:text-style-name="P14" draw:layer="layout" svg:width="9.749cm" svg:height="0.509cm" svg:x="0.991cm" svg:y="7.323cm">
          <draw:text-box>
            <text:p text:style-name="P2"><text:span text:style-name="T6">(2)trigger_file</text:span><text:span text:style-name="T6">発見 → スレーブが更新可能</text:span></text:p>
          </draw:text-box>
        </draw:frame>
        <draw:connector draw:style-name="gr25" draw:text-style-name="P16" draw:layer="layout" draw:type="line" svg:x1="8.259cm" svg:y1="9.395cm" svg:x2="6.247cm" svg:y2="10.951cm" draw:start-shape="id9" draw:start-glue-point="2" draw:end-shape="id10" draw:end-glue-point="0" svg:d="m8259 9395-2012 1556">
          <text:p text:style-name="P2"><text:span text:style-name="T8">更新</text:span></text:p>
          <text:p text:style-name="P2"><text:span text:style-name="T8">検索</text:span></text:p>
        </draw:connector>
        <draw:custom-shape draw:style-name="gr14" draw:text-style-name="P11" draw:layer="layout" svg:width="4.575cm" svg:height="1.369cm" svg:x="10.759cm" svg:y="8.684cm">
          <text:p text:style-name="P4"><text:span text:style-name="T5">trigger_file</text:span><text:span text:style-name="T5">発見直後：</text:span></text:p>
          <text:p text:style-name="P4"><text:span text:style-name="T5">検索・更新が可能</text:span></text:p>
          <draw:enhanced-geometry svg:viewBox="0 0 21600 21600" draw:glue-points="10800 0 0 10800 10800 21600 21600 10800 ?f40 ?f41" draw:text-areas="0 0 21600 21600" draw:type="rectangular-callout" draw:modifiers="1557.69230769231 34008.17518248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text-style-name="P15" draw:layer="layout" draw:type="line" svg:x1="8.259cm" svg:y1="9.395cm" svg:x2="10.848cm" svg:y2="10.952cm" draw:end-shape="id11" draw:end-glue-point="0" svg:d="m8259 9395 2589 1557">
          <text:p text:style-name="P2"><text:span text:style-name="T7">更新</text:span></text:p>
          <text:p text:style-name="P2"><text:span text:style-name="T7">検索</text:span></text:p>
        </draw:connector>
        <draw:custom-shape draw:style-name="gr26" draw:text-style-name="P11" draw:layer="layout" svg:width="2.893cm" svg:height="0.965cm" svg:x="9.323cm" svg:y="12.296cm">
          <text:p text:style-name="P4"><text:span text:style-name="T5">trigger_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6" draw:text-style-name="P17" draw:layer="layout" svg:width="15.881cm" svg:height="0.941cm" svg:x="1.04cm" svg:y="14.021cm">
          <draw:text-box>
            <text:p text:style-name="P2"><text:span text:style-name="T9">* </text:span><text:span text:style-name="T9">フェールオーバ</text:span><text:span text:style-name="T9">(</text:span><text:span text:style-name="T10">master</text:span><text:span text:style-name="T10">の生死監視＋</text:span><text:span text:style-name="T10">slave</text:span><text:span text:style-name="T10">サーバ上の</text:span><text:span text:style-name="T10">trigger_file</text:span><text:span text:style-name="T10">生成</text:span><text:span text:style-name="T9">)</text:span><text:span text:style-name="T9">は</text:span></text:p>
            <text:p text:style-name="P2"><text:span text:style-name="T9"><text:s text:c="2"/></text:span><text:span text:style-name="T9">別途クラスタソフトなどが実行しなければならない。</text:span></text:p>
          </draw:text-box>
        </draw:frame>
        <draw:custom-shape draw:style-name="gr26" draw:text-style-name="P18" draw:layer="layout" svg:width="1.682cm" svg:height="1.261cm" svg:x="7.719cm" svg:y="5.088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2" draw:layer="layout" svg:width="14.848cm" svg:height="11.135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標準">
        <draw:line draw:style-name="gr27" draw:layer="layout" svg:x1="10.551cm" svg:y1="3.367cm" svg:x2="10.551cm" svg:y2="16.275cm">
          <text:p/>
        </draw:line>
        <draw:rect draw:style-name="gr28" draw:text-style-name="P19" draw:layer="layout" svg:width="4.977cm" svg:height="1.913cm" svg:x="9.24cm" svg:y="1.475cm">
          <text:p text:style-name="P2"><text:span text:style-name="T12">Master</text:span></text:p>
          <text:p text:style-name="P2"><text:span text:style-name="T12"/></text:p>
          <text:p text:style-name="P2"><text:span text:style-name="T12"/></text:p>
        </draw:rect>
        <draw:rect draw:style-name="gr13" draw:text-style-name="P20" draw:layer="layout" svg:width="2.027cm" svg:height="0.941cm" svg:x="9.535cm" svg:y="2.28cm">
          <text:p text:style-name="P2"><text:span text:style-name="T13">postgres</text:span></text:p>
        </draw:rect>
        <draw:rect draw:style-name="gr29" draw:text-style-name="P20" draw:layer="layout" svg:width="2.027cm" svg:height="0.941cm" svg:x="11.936cm" svg:y="2.281cm">
          <text:p text:style-name="P2"><text:span text:style-name="T13">walsender</text:span></text:p>
        </draw:rect>
        <draw:rect draw:style-name="gr28" draw:text-style-name="P19" draw:layer="layout" svg:width="5.103cm" svg:height="1.913cm" svg:x="17.286cm" svg:y="1.476cm">
          <text:p text:style-name="P2"><text:span text:style-name="T12">Slave</text:span></text:p>
          <text:p text:style-name="P2"><text:span text:style-name="T12"/></text:p>
          <text:p text:style-name="P2"><text:span text:style-name="T12"/></text:p>
        </draw:rect>
        <draw:rect draw:style-name="gr29" draw:text-style-name="P20" draw:layer="layout" svg:width="2.027cm" svg:height="0.941cm" svg:x="17.537cm" svg:y="2.282cm">
          <text:p text:style-name="P2"><text:span text:style-name="T13">walreceiver</text:span></text:p>
        </draw:rect>
        <draw:rect draw:style-name="gr29" draw:text-style-name="P20" draw:layer="layout" svg:width="2.027cm" svg:height="0.941cm" svg:x="19.938cm" svg:y="2.283cm">
          <text:p text:style-name="P2"><text:span text:style-name="T13">recovery</text:span></text:p>
        </draw:rect>
        <draw:custom-shape draw:style-name="gr30" draw:text-style-name="P21" draw:layer="layout" svg:width="5.391cm" svg:height="0.661cm" svg:x="6.821cm" svg:y="6.624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022cm" svg:y="7.025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822cm" svg:y="6.625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622cm" svg:y="6.225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3.026cm">
          <text:p text:style-name="P4"><text:span text:style-name="T14">00000001000000000000000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3.427cm">
          <text:p text:style-name="P4"><text:span text:style-name="T14">00000001000000000000000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5.228cm">
          <text:p text:style-name="P4"><text:span text:style-name="T14">000000010000000000000010</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31" draw:text-style-name="P22" draw:layer="layout" svg:width="0.265cm" svg:height="2.283cm" svg:x="3.536cm" svg:y="3.88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frame draw:style-name="gr16" draw:text-style-name="P23" draw:layer="layout" svg:width="3.202cm" svg:height="0.509cm" svg:x="2.219cm" svg:y="2.249cm">
          <draw:text-box>
            <text:p text:style-name="P2"><text:span text:style-name="T16">アーカイブログ</text:span></text:p>
          </draw:text-box>
        </draw:frame>
        <draw:frame draw:style-name="gr16" draw:text-style-name="P23" draw:layer="layout" svg:width="5.011cm" svg:height="0.759cm" svg:x="7.519cm" svg:y="5.35cm">
          <draw:text-box>
            <text:p text:style-name="P2"><text:span text:style-name="T16">WAL</text:span><text:span text:style-name="T16">ログ　</text:span><text:span text:style-name="T16">~/pg_xlog/</text:span></text:p>
          </draw:text-box>
        </draw:frame>
        <draw:line draw:style-name="gr27" draw:layer="layout" svg:x1="13.251cm" svg:y1="3.368cm" svg:x2="13.251cm" svg:y2="16.276cm">
          <text:p/>
        </draw:line>
        <draw:line draw:style-name="gr27" draw:layer="layout" svg:x1="18.551cm" svg:y1="3.369cm" svg:x2="18.551cm" svg:y2="16.277cm">
          <text:p/>
        </draw:line>
        <draw:line draw:style-name="gr27" draw:layer="layout" svg:x1="20.951cm" svg:y1="3.369cm" svg:x2="20.951cm" svg:y2="16.277cm">
          <text:p/>
        </draw:line>
        <draw:line draw:style-name="gr32" draw:layer="layout" svg:x1="13.263cm" svg:y1="6.819cm" svg:x2="18.62cm" svg:y2="7.48cm">
          <text:p/>
        </draw:line>
        <draw:line draw:style-name="gr32" draw:layer="layout" svg:x1="13.264cm" svg:y1="7.22cm" svg:x2="18.621cm" svg:y2="7.881cm">
          <text:p/>
        </draw:line>
        <draw:line draw:style-name="gr32" draw:layer="layout" svg:x1="13.265cm" svg:y1="9.221cm" svg:x2="18.622cm" svg:y2="9.882cm">
          <text:p/>
        </draw:line>
        <draw:frame draw:style-name="gr31" draw:text-style-name="P22" draw:layer="layout" svg:width="0.265cm" svg:height="2.283cm" svg:x="15.606cm" svg:y="7.881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custom-shape draw:style-name="gr30" draw:text-style-name="P21" draw:layer="layout" svg:width="5.391cm" svg:height="0.661cm" svg:x="0.973cm" svg:y="10.326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924cm" svg:y="11.327cm">
          <text:p text:style-name="P4"><text:span text:style-name="T14">000000010000000000000014</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3" draw:text-style-name="P7" draw:layer="layout" svg:width="2.381cm" svg:height="0.728cm" svg:x="6.418cm" svg:y="10.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5.391cm" svg:height="0.661cm" svg:x="7.222cm" svg:y="12.625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223cm" svg:y="12.626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023cm" svg:y="12.226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line draw:style-name="gr32" draw:layer="layout" svg:x1="13.264cm" svg:y1="11.62cm" svg:x2="18.621cm" svg:y2="12.281cm">
          <text:p/>
        </draw:line>
        <draw:line draw:style-name="gr32" draw:layer="layout" svg:x1="13.265cm" svg:y1="12.021cm" svg:x2="18.622cm" svg:y2="12.682cm">
          <text:p/>
        </draw:line>
        <draw:line draw:style-name="gr32" draw:layer="layout" svg:x1="13.266cm" svg:y1="14.022cm" svg:x2="18.623cm" svg:y2="14.683cm">
          <text:p/>
        </draw:line>
        <draw:frame draw:style-name="gr31" draw:text-style-name="P22" draw:layer="layout" svg:width="0.265cm" svg:height="2.283cm" svg:x="15.607cm" svg:y="12.682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custom-shape draw:style-name="gr34" draw:text-style-name="P24" draw:layer="layout" svg:width="5.291cm" svg:height="1.818cm" svg:x="7.905cm" svg:y="8.038cm">
          <text:p text:style-name="P12"><text:span text:style-name="T17">checkpoint_segments</text:span><text:span text:style-name="T17">に</text:span></text:p>
          <text:p text:style-name="P12"><text:span text:style-name="T17">指定した数だけ</text:span></text:p>
          <text:p text:style-name="P12"><text:span text:style-name="T17">WAL</text:span><text:span text:style-name="T17">ログを保存</text:span></text:p>
          <draw:enhanced-geometry svg:viewBox="0 0 21600 21600" draw:glue-points="10800 0 0 10800 10800 21600 21600 10800 ?f40 ?f41" draw:text-areas="0 0 21600 21600" draw:type="rectangular-callout" draw:modifiers="542.857142857143 -3158.658603628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4" draw:layer="layout" svg:width="5.854cm" svg:height="2.051cm" svg:x="0.895cm" svg:y="11.741cm">
          <text:p text:style-name="P12"><text:span text:style-name="T17">WAL</text:span><text:span text:style-name="T17">ログを使いきると、</text:span></text:p>
          <text:p text:style-name="P12"><text:span text:style-name="T17">アーカイブログ領域に</text:span></text:p>
          <text:p text:style-name="P12"><text:span text:style-name="T17">退避し、新規</text:span><text:span text:style-name="T17">WAL</text:span><text:span text:style-name="T17">ログ作成</text:span></text:p>
          <draw:enhanced-geometry svg:viewBox="0 0 21600 21600" draw:glue-points="10800 0 0 10800 10800 21600 21600 10800 ?f40 ?f41" draw:text-areas="0 0 21600 21600" draw:type="rectangular-callout" draw:modifiers="20983.9111870196 -5557.894736842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2" draw:layer="layout" svg:x1="18.586cm" svg:y1="7.642cm" svg:x2="20.967cm" svg:y2="7.906cm">
          <text:p/>
        </draw:line>
        <draw:line draw:style-name="gr32" draw:layer="layout" svg:x1="18.587cm" svg:y1="8.142cm" svg:x2="20.968cm" svg:y2="8.406cm">
          <text:p/>
        </draw:line>
        <draw:line draw:style-name="gr32" draw:layer="layout" svg:x1="18.588cm" svg:y1="10.242cm" svg:x2="20.969cm" svg:y2="10.506cm">
          <text:p/>
        </draw:line>
        <draw:frame draw:style-name="gr31" draw:text-style-name="P22" draw:layer="layout" svg:width="0.265cm" svg:height="2.283cm" svg:x="19.507cm" svg:y="8.582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line draw:style-name="gr32" draw:layer="layout" svg:x1="18.587cm" svg:y1="12.843cm" svg:x2="20.968cm" svg:y2="13.107cm">
          <text:p/>
        </draw:line>
        <draw:line draw:style-name="gr32" draw:layer="layout" svg:x1="18.588cm" svg:y1="13.343cm" svg:x2="20.969cm" svg:y2="13.607cm">
          <text:p/>
        </draw:line>
        <draw:line draw:style-name="gr32" draw:layer="layout" svg:x1="18.589cm" svg:y1="15.443cm" svg:x2="20.97cm" svg:y2="15.707cm">
          <text:p/>
        </draw:line>
        <draw:frame draw:style-name="gr31" draw:text-style-name="P22" draw:layer="layout" svg:width="0.265cm" svg:height="2.283cm" svg:x="19.508cm" svg:y="13.783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custom-shape draw:style-name="gr35" draw:text-style-name="P24" draw:layer="layout" svg:width="4.519cm" svg:height="1.818cm" svg:x="13.605cm" svg:y="4.504cm">
          <text:p text:style-name="P12"><text:span text:style-name="T17">wal_sender_delay</text:span><text:span text:style-name="T17">に</text:span></text:p>
          <text:p text:style-name="P12"><text:span text:style-name="T17">指定した時間周期で</text:span></text:p>
          <text:p text:style-name="P12"><text:span text:style-name="T17">WAL</text:span><text:span text:style-name="T17">データを送信</text:span></text:p>
          <draw:enhanced-geometry svg:viewBox="0 0 21600 21600" draw:glue-points="10800 0 0 10800 10800 21600 21600 10800 ?f40 ?f41" draw:text-areas="0 0 21600 21600" draw:type="rectangular-callout" draw:modifiers="-367.964601769911 25447.38867509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21" draw:layer="layout" svg:width="5.391cm" svg:height="0.661cm" svg:x="20.422cm" svg:y="9.124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20.623cm" svg:y="9.525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20.423cm" svg:y="9.125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20.223cm" svg:y="8.725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6" draw:text-style-name="P23" draw:layer="layout" svg:width="5.011cm" svg:height="0.759cm" svg:x="21.12cm" svg:y="7.85cm">
          <draw:text-box>
            <text:p text:style-name="P2"><text:span text:style-name="T16">WAL</text:span><text:span text:style-name="T16">ログ　</text:span><text:span text:style-name="T16">~/pg_xlog/</text:span></text:p>
          </draw:text-box>
        </draw:frame>
        <draw:custom-shape draw:style-name="gr34" draw:text-style-name="P24" draw:layer="layout" svg:width="6.631cm" svg:height="1.66cm" svg:x="19.99cm" svg:y="5.696cm">
          <text:p text:style-name="P12"><text:span text:style-name="T17">WAL</text:span><text:span text:style-name="T17">ログは生成される</text:span></text:p>
          <text:p text:style-name="P12"><text:span text:style-name="T17"/></text:p>
          <text:p text:style-name="P12"><text:span text:style-name="T17">アーカイブログは生成されない</text:span></text:p>
          <draw:enhanced-geometry svg:viewBox="0 0 21600 21600" draw:glue-points="10800 0 0 10800 10800 21600 21600 10800 ?f40 ?f41" draw:text-areas="0 0 21600 21600" draw:type="rectangular-callout" draw:modifiers="4686.73100120627 27881.03552077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5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標準">
        <draw:line draw:style-name="gr27" draw:layer="layout" svg:x1="7.451cm" svg:y1="3.367cm" svg:x2="7.451cm" svg:y2="9.366cm">
          <text:p/>
        </draw:line>
        <draw:rect draw:style-name="gr28" draw:text-style-name="P19" draw:layer="layout" svg:width="4.977cm" svg:height="1.913cm" svg:x="6.14cm" svg:y="1.475cm">
          <text:p text:style-name="P2"><text:span text:style-name="T12">Master</text:span></text:p>
          <text:p text:style-name="P2"><text:span text:style-name="T12"/></text:p>
          <text:p text:style-name="P2"><text:span text:style-name="T12"/></text:p>
        </draw:rect>
        <draw:rect draw:style-name="gr13" draw:text-style-name="P20" draw:layer="layout" svg:width="2.027cm" svg:height="0.941cm" svg:x="6.435cm" svg:y="2.28cm">
          <text:p text:style-name="P2"><text:span text:style-name="T13">postgres</text:span></text:p>
        </draw:rect>
        <draw:rect draw:style-name="gr29" draw:text-style-name="P20" draw:layer="layout" svg:width="2.027cm" svg:height="0.941cm" svg:x="8.836cm" svg:y="2.281cm">
          <text:p text:style-name="P2"><text:span text:style-name="T13">walsender</text:span></text:p>
        </draw:rect>
        <draw:rect draw:style-name="gr28" draw:text-style-name="P19" draw:layer="layout" svg:width="5.103cm" svg:height="1.913cm" svg:x="14.186cm" svg:y="1.476cm">
          <text:p text:style-name="P2"><text:span text:style-name="T12">Slave</text:span></text:p>
          <text:p text:style-name="P2"><text:span text:style-name="T12"/></text:p>
          <text:p text:style-name="P2"><text:span text:style-name="T12"/></text:p>
        </draw:rect>
        <draw:rect draw:style-name="gr29" draw:text-style-name="P20" draw:layer="layout" svg:width="2.027cm" svg:height="0.941cm" svg:x="14.437cm" svg:y="2.282cm">
          <text:p text:style-name="P2"><text:span text:style-name="T13">walreceiver</text:span></text:p>
        </draw:rect>
        <draw:rect draw:style-name="gr29" draw:text-style-name="P20" draw:layer="layout" svg:width="2.027cm" svg:height="0.941cm" svg:x="16.838cm" svg:y="2.283cm">
          <text:p text:style-name="P2"><text:span text:style-name="T13">recovery</text:span></text:p>
        </draw:rect>
        <draw:custom-shape draw:style-name="gr30" draw:text-style-name="P21" draw:layer="layout" svg:width="5.391cm" svg:height="0.661cm" svg:x="3.721cm" svg:y="6.624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3.922cm" svg:y="7.025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3.722cm" svg:y="6.625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3.522cm" svg:y="6.225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6" draw:text-style-name="P23" draw:layer="layout" svg:width="5.011cm" svg:height="0.759cm" svg:x="4.419cm" svg:y="5.35cm">
          <draw:text-box>
            <text:p text:style-name="P2"><text:span text:style-name="T16">WAL</text:span><text:span text:style-name="T16">ログ　</text:span><text:span text:style-name="T16">~/pg_xlog/</text:span></text:p>
          </draw:text-box>
        </draw:frame>
        <draw:line draw:style-name="gr27" draw:layer="layout" svg:x1="10.151cm" svg:y1="3.367cm" svg:x2="10.151cm" svg:y2="9.366cm">
          <text:p/>
        </draw:line>
        <draw:line draw:style-name="gr27" draw:layer="layout" svg:x1="15.451cm" svg:y1="3.368cm" svg:x2="15.451cm" svg:y2="9.367cm">
          <text:p/>
        </draw:line>
        <draw:line draw:style-name="gr27" draw:layer="layout" svg:x1="17.851cm" svg:y1="3.368cm" svg:x2="17.851cm" svg:y2="9.367cm">
          <text:p/>
        </draw:line>
        <draw:line draw:style-name="gr32" draw:layer="layout" svg:x1="10.163cm" svg:y1="6.819cm" svg:x2="15.52cm" svg:y2="7.48cm">
          <text:p/>
        </draw:line>
        <draw:frame draw:style-name="gr31" draw:text-style-name="P22" draw:layer="layout" svg:width="0.265cm" svg:height="2.283cm" svg:x="12.506cm" svg:y="7.481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line draw:style-name="gr32" draw:layer="layout" svg:x1="15.486cm" svg:y1="7.642cm" svg:x2="17.867cm" svg:y2="7.906cm">
          <text:p/>
        </draw:line>
        <draw:frame draw:style-name="gr31" draw:text-style-name="P22" draw:layer="layout" svg:width="0.265cm" svg:height="2.283cm" svg:x="16.407cm" svg:y="8.182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custom-shape draw:style-name="gr36" draw:text-style-name="P24" draw:layer="layout" svg:width="6.515cm" svg:height="0.818cm" svg:x="8.311cm" svg:y="4.376cm">
          <text:p text:style-name="P12"><text:span text:style-name="T17">pg_current_xlog_location()</text:span></text:p>
          <draw:enhanced-geometry svg:viewBox="0 0 21600 21600" draw:glue-points="10800 0 0 10800 10800 21600 21600 10800 ?f40 ?f41" draw:text-areas="0 0 21600 21600" draw:type="rectangular-callout" draw:modifiers="-2953.59116022099 48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4" draw:layer="layout" svg:width="7.838cm" svg:height="0.818cm" svg:x="15.66cm" svg:y="5.137cm">
          <text:p text:style-name="P12"><text:span text:style-name="T17">pg_last_xlog_receive_location()</text:span></text:p>
          <draw:enhanced-geometry svg:viewBox="0 0 21600 21600" draw:glue-points="10800 0 0 10800 10800 21600 21600 10800 ?f40 ?f41" draw:text-areas="0 0 21600 21600" draw:type="rectangular-callout" draw:modifiers="-473.938002296211 55991.2087912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4" draw:layer="layout" svg:width="7.625cm" svg:height="0.818cm" svg:x="17.275cm" svg:y="6.558cm">
          <text:p text:style-name="P12"><text:span text:style-name="T17"><text:s/></text:span><text:span text:style-name="T17">pg_last_xlog_replay_location()</text:span></text:p>
          <draw:enhanced-geometry svg:viewBox="0 0 21600 21600" draw:glue-points="10800 0 0 10800 10800 21600 21600 10800 ?f40 ?f41" draw:text-areas="0 0 21600 21600" draw:type="rectangular-callout" draw:modifiers="2339.57513768686 34443.9560439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標準">
        <draw:line draw:style-name="gr27" draw:layer="layout" svg:x1="10.551cm" svg:y1="3.368cm" svg:x2="10.551cm" svg:y2="16.276cm">
          <text:p/>
        </draw:line>
        <draw:rect draw:style-name="gr28" draw:text-style-name="P19" draw:layer="layout" svg:width="4.977cm" svg:height="1.913cm" svg:x="9.24cm" svg:y="1.476cm">
          <text:p text:style-name="P2"><text:span text:style-name="T12">Master</text:span></text:p>
          <text:p text:style-name="P2"><text:span text:style-name="T12"/></text:p>
          <text:p text:style-name="P2"><text:span text:style-name="T12"/></text:p>
        </draw:rect>
        <draw:rect draw:style-name="gr13" draw:text-style-name="P20" draw:layer="layout" svg:width="2.027cm" svg:height="0.941cm" svg:x="9.535cm" svg:y="2.281cm">
          <text:p text:style-name="P2"><text:span text:style-name="T13">postgres</text:span></text:p>
        </draw:rect>
        <draw:rect draw:style-name="gr29" draw:text-style-name="P20" draw:layer="layout" svg:width="2.027cm" svg:height="0.941cm" svg:x="11.936cm" svg:y="2.282cm">
          <text:p text:style-name="P2"><text:span text:style-name="T13">walsender</text:span></text:p>
        </draw:rect>
        <draw:rect draw:style-name="gr28" draw:text-style-name="P19" draw:layer="layout" svg:width="5.103cm" svg:height="1.913cm" svg:x="17.286cm" svg:y="1.477cm">
          <text:p text:style-name="P2"><text:span text:style-name="T12">Slave</text:span></text:p>
          <text:p text:style-name="P2"><text:span text:style-name="T12"/></text:p>
          <text:p text:style-name="P2"><text:span text:style-name="T12"/></text:p>
        </draw:rect>
        <draw:rect draw:style-name="gr29" draw:text-style-name="P20" draw:layer="layout" svg:width="2.027cm" svg:height="0.941cm" svg:x="17.537cm" svg:y="2.283cm">
          <text:p text:style-name="P2"><text:span text:style-name="T13">walreceiver</text:span></text:p>
        </draw:rect>
        <draw:rect draw:style-name="gr29" draw:text-style-name="P20" draw:layer="layout" svg:width="2.027cm" svg:height="0.941cm" svg:x="19.938cm" svg:y="2.284cm">
          <text:p text:style-name="P2"><text:span text:style-name="T13">recovery</text:span></text:p>
        </draw:rect>
        <draw:custom-shape draw:style-name="gr30" draw:text-style-name="P21" draw:layer="layout" svg:width="5.391cm" svg:height="0.661cm" svg:x="6.821cm" svg:y="6.625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022cm" svg:y="7.026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822cm" svg:y="6.626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622cm" svg:y="6.226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3.027cm">
          <text:p text:style-name="P4"><text:span text:style-name="T14">00000001000000000000000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3.428cm">
          <text:p text:style-name="P4"><text:span text:style-name="T14">00000001000000000000000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0.973cm" svg:y="5.229cm">
          <text:p text:style-name="P4"><text:span text:style-name="T14">000000010000000000000010</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31" draw:text-style-name="P22" draw:layer="layout" svg:width="0.265cm" svg:height="2.283cm" svg:x="3.536cm" svg:y="3.881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frame draw:style-name="gr16" draw:text-style-name="P23" draw:layer="layout" svg:width="3.202cm" svg:height="0.509cm" svg:x="2.219cm" svg:y="2.25cm">
          <draw:text-box>
            <text:p text:style-name="P2"><text:span text:style-name="T16">アーカイブログ</text:span></text:p>
          </draw:text-box>
        </draw:frame>
        <draw:frame draw:style-name="gr16" draw:text-style-name="P23" draw:layer="layout" svg:width="4.762cm" svg:height="0.509cm" svg:x="7.519cm" svg:y="5.351cm">
          <draw:text-box>
            <text:p text:style-name="P2"><text:span text:style-name="T16">WAL</text:span><text:span text:style-name="T16">ログ　</text:span><text:span text:style-name="T16">~/pg_xlog/</text:span></text:p>
          </draw:text-box>
        </draw:frame>
        <draw:line draw:style-name="gr27" draw:layer="layout" svg:x1="13.251cm" svg:y1="3.369cm" svg:x2="13.251cm" svg:y2="16.277cm">
          <text:p/>
        </draw:line>
        <draw:line draw:style-name="gr27" draw:layer="layout" svg:x1="18.551cm" svg:y1="3.37cm" svg:x2="18.551cm" svg:y2="16.278cm">
          <text:p/>
        </draw:line>
        <draw:line draw:style-name="gr27" draw:layer="layout" svg:x1="20.951cm" svg:y1="3.37cm" svg:x2="20.951cm" svg:y2="16.278cm">
          <text:p/>
        </draw:line>
        <draw:custom-shape draw:style-name="gr30" draw:text-style-name="P21" draw:layer="layout" svg:width="5.391cm" svg:height="0.661cm" svg:x="0.973cm" svg:y="8.627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3" draw:text-style-name="P7" draw:layer="layout" svg:width="2.381cm" svg:height="0.728cm" svg:x="6.418cm" svg:y="9.32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5.391cm" svg:height="0.661cm" svg:x="7.222cm" svg:y="11.626cm">
          <text:p text:style-name="P4"><text:span text:style-name="T14">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223cm" svg:y="11.627cm">
          <text:p text:style-name="P4"><text:span text:style-name="T14">000000010000000000000014</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7.023cm" svg:y="11.227cm">
          <text:p text:style-name="P4"><text:span text:style-name="T14">000000010000000000000015</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4" draw:text-style-name="P25" draw:layer="layout" svg:width="8.099cm" svg:height="3.148cm" svg:x="4.065cm" svg:y="12.792cm">
          <text:p text:style-name="P4"><text:span text:style-name="T17">SNAPSHOT</text:span><text:span text:style-name="T17">取得後、長時間経過するか、膨大な更新の結果、</text:span><text:span text:style-name="T17">WAL</text:span><text:span text:style-name="T17">がすべて</text:span></text:p>
          <text:p text:style-name="P4"><text:span text:style-name="T17">入れ替わってしまった</text:span></text:p>
          <text:p text:style-name="P4"><text:span text:style-name="T18">↓</text:span></text:p>
          <text:p text:style-name="P4"><text:span text:style-name="T17">送信すべき</text:span><text:span text:style-name="T17">WAL</text:span><text:span text:style-name="T17">データが存在しない</text:span></text:p>
          <draw:enhanced-geometry svg:viewBox="0 0 21600 21600" draw:glue-points="10800 0 0 10800 10800 21600 21600 10800 ?f40 ?f41" draw:text-areas="0 0 21600 21600" draw:type="rectangular-callout" draw:modifiers="17213.3333333333 -3196.44331533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6" draw:layer="layout" svg:width="2.547cm" svg:height="1.455cm" svg:x="11.212cm" svg:y="7.906cm">
          <text:p text:style-name="P4"><text:span text:style-name="T19">SNAPSHO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26" draw:layer="layout" svg:width="2.547cm" svg:height="1.455cm" svg:x="17.413cm" svg:y="10.507cm">
          <text:p text:style-name="P4"><text:span text:style-name="T19">SNAPSHO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7" draw:text-style-name="P27" draw:layer="layout" svg:x1="13.294cm" svg:y1="13.746cm" svg:x2="18.327cm" svg:y2="12.52cm">
          <text:p><text:span text:style-name="T19">WAL</text:span><text:span text:style-name="T19">データ要求</text:span></text:p>
          <text:p><text:span text:style-name="T19"/></text:p>
        </draw:line>
        <draw:custom-shape draw:style-name="gr38" draw:text-style-name="P21" draw:layer="layout" svg:width="3.869cm" svg:height="0.959cm" draw:transform="rotate (-0.377863783057887) translate (14.37cm 8.648cm)">
          <text:p text:style-name="P4"><text:span text:style-name="T14">コピ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5.391cm" svg:height="0.661cm" svg:x="1.023cm" svg:y="9.427cm">
          <text:p text:style-name="P4"><text:span text:style-name="T14">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1.023cm" svg:y="10.227cm">
          <text:p text:style-name="P4"><text:span text:style-name="T14">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0" draw:text-style-name="P21" draw:layer="layout" svg:width="5.391cm" svg:height="0.661cm" svg:x="6.924cm" svg:y="10.628cm">
          <text:p text:style-name="P4"><text:span text:style-name="T14">000000010000000000000016</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8" draw:text-style-name="P28" draw:layer="layout" svg:width="6.808cm" svg:height="2.516cm" svg:x="12.454cm" svg:y="13.649cm">
          <text:p text:style-name="P7"><text:span text:style-name="T20">レプリケーション</text:span></text:p>
          <text:p text:style-name="P7"><text:span text:style-name="T20">開始でき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29" draw:layer="layout" svg:width="5.391cm" svg:height="0.661cm" svg:x="19.974cm" svg:y="13.728cm">
          <text:p text:style-name="P4"><text:span text:style-name="T21">000000010000000000000011</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29" draw:layer="layout" svg:width="5.391cm" svg:height="0.661cm" svg:x="20.024cm" svg:y="14.528cm">
          <text:p text:style-name="P4"><text:span text:style-name="T21">000000010000000000000012</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29" draw:layer="layout" svg:width="5.391cm" svg:height="0.661cm" svg:x="20.024cm" svg:y="15.328cm">
          <text:p text:style-name="P4"><text:span text:style-name="T21">000000010000000000000013</text:span></text:p>
          <draw:enhanced-geometry svg:viewBox="0 0 21600 21600" draw:glue-points="10800 0 0 10800 10800 21600 21600 10800" draw:text-areas="0 4300 21600 21600" draw:type="flowchart-card" draw:enhanced-path="M 4300 0 L 21600 0 21600 21600 0 21600 0 4300 4300 0 Z N"/>
        </draw:custom-shape>
        <draw:rect draw:style-name="gr40" draw:text-style-name="P30" draw:layer="layout" svg:width="6.518cm" svg:height="4.871cm" svg:x="19.553cm" svg:y="11.382cm">
          <text:p><text:span text:style-name="T22">開始直前に</text:span><text:span text:style-name="T22">Master</text:span><text:span text:style-name="T22">の</text:span></text:p>
          <text:p><text:span text:style-name="T22">アーカイブログをコピーすると、</text:span></text:p>
          <text:p><text:span text:style-name="T22">この問題を回避できる</text:span></text:p>
          <text:p><text:span text:style-name="T22"/></text:p>
          <text:p><text:span text:style-name="T22"/></text:p>
          <text:p><text:span text:style-name="T22"/></text:p>
          <text:p><text:span text:style-name="T22"/></text:p>
          <text:p><text:span text:style-name="T22"/></text:p>
        </draw:rect>
        <draw:frame draw:style-name="gr16" draw:text-style-name="P31" draw:layer="layout" svg:width="12.055cm" svg:height="0.594cm" svg:x="6.034cm" svg:y="17.651cm">
          <draw:text-box>
            <text:p><text:span text:style-name="T23">※ </text:span><text:span text:style-name="T24">長期間、</text:span><text:span text:style-name="T24">Slave</text:span><text:span text:style-name="T24">が休止</text:span><text:span text:style-name="T24">(stop)</text:span><text:span text:style-name="T24">した場合も同様</text:span></text:p>
          </draw:text-box>
        </draw:frame>
        <presentation:notes draw:style-name="dp2">
          <draw:page-thumbnail draw:style-name="gr12"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標準">
        <draw:line draw:style-name="gr27" draw:layer="layout" svg:x1="20.352cm" svg:y1="3.369cm" svg:x2="20.352cm" svg:y2="16.277cm">
          <text:p/>
        </draw:line>
        <draw:rect draw:style-name="gr28" draw:text-style-name="P19" draw:layer="layout" svg:width="4.977cm" svg:height="1.913cm" svg:x="6.241cm" svg:y="1.475cm">
          <text:p text:style-name="P2"><text:span text:style-name="T12">Master</text:span></text:p>
          <text:p text:style-name="P2"><text:span text:style-name="T12"/></text:p>
          <text:p text:style-name="P2"><text:span text:style-name="T12"/></text:p>
        </draw:rect>
        <draw:rect draw:style-name="gr13" draw:text-style-name="P20" draw:layer="layout" svg:width="2.027cm" svg:height="0.941cm" svg:x="6.536cm" svg:y="2.28cm">
          <text:p text:style-name="P2"><text:span text:style-name="T13">postgres</text:span></text:p>
        </draw:rect>
        <draw:rect draw:style-name="gr29" draw:text-style-name="P20" draw:layer="layout" svg:width="2.027cm" svg:height="0.941cm" svg:x="8.937cm" svg:y="2.281cm">
          <text:p text:style-name="P2"><text:span text:style-name="T13">walsender</text:span></text:p>
        </draw:rect>
        <draw:rect draw:style-name="gr28" draw:text-style-name="P19" draw:layer="layout" svg:width="7.332cm" svg:height="1.913cm" svg:x="14.287cm" svg:y="1.476cm">
          <text:p text:style-name="P2"><text:span text:style-name="T12">Slave</text:span></text:p>
          <text:p text:style-name="P2"><text:span text:style-name="T12"/></text:p>
          <text:p text:style-name="P2"><text:span text:style-name="T12"/></text:p>
        </draw:rect>
        <draw:rect draw:style-name="gr29" draw:text-style-name="P20" draw:layer="layout" svg:width="2.027cm" svg:height="0.941cm" svg:x="14.538cm" svg:y="2.282cm">
          <text:p text:style-name="P2"><text:span text:style-name="T13">walreceiver</text:span></text:p>
        </draw:rect>
        <draw:rect draw:style-name="gr29" draw:text-style-name="P20" draw:layer="layout" svg:width="2.027cm" svg:height="0.941cm" svg:x="16.939cm" svg:y="2.283cm">
          <text:p text:style-name="P2"><text:span text:style-name="T13">recovery</text:span></text:p>
        </draw:rect>
        <draw:line draw:style-name="gr27" draw:layer="layout" svg:x1="10.252cm" svg:y1="3.368cm" svg:x2="10.252cm" svg:y2="16.276cm">
          <text:p/>
        </draw:line>
        <draw:line draw:style-name="gr27" draw:layer="layout" svg:x1="15.552cm" svg:y1="3.369cm" svg:x2="15.552cm" svg:y2="16.277cm">
          <text:p/>
        </draw:line>
        <draw:line draw:style-name="gr27" draw:layer="layout" svg:x1="17.952cm" svg:y1="3.369cm" svg:x2="17.952cm" svg:y2="16.277cm">
          <text:p/>
        </draw:line>
        <draw:line draw:style-name="gr32" draw:layer="layout" svg:x1="10.264cm" svg:y1="4.219cm" svg:x2="15.621cm" svg:y2="4.88cm">
          <text:p/>
        </draw:line>
        <draw:line draw:style-name="gr32" draw:layer="layout" svg:x1="10.265cm" svg:y1="4.62cm" svg:x2="15.622cm" svg:y2="5.281cm">
          <text:p/>
        </draw:line>
        <draw:line draw:style-name="gr32" draw:layer="layout" svg:x1="10.266cm" svg:y1="6.621cm" svg:x2="15.623cm" svg:y2="7.282cm">
          <text:p/>
        </draw:line>
        <draw:frame draw:style-name="gr31" draw:text-style-name="P22" draw:layer="layout" svg:width="0.265cm" svg:height="2.283cm" svg:x="12.607cm" svg:y="5.281cm">
          <draw:text-box>
            <text:p text:style-name="P2"><text:span text:style-name="T15">.</text:span></text:p>
            <text:p text:style-name="P2"><text:span text:style-name="T15">.</text:span></text:p>
            <text:p text:style-name="P2"><text:span text:style-name="T15">.</text:span></text:p>
            <text:p text:style-name="P2"><text:span text:style-name="T15">.</text:span></text:p>
          </draw:text-box>
        </draw:frame>
        <draw:custom-shape draw:style-name="gr34" draw:text-style-name="P24" draw:layer="layout" svg:width="5.291cm" svg:height="1.818cm" svg:x="2.141cm" svg:y="5.327cm">
          <text:p text:style-name="P12"><text:span text:style-name="T17">checkpoint_segments</text:span><text:span text:style-name="T17">に</text:span></text:p>
          <text:p text:style-name="P12"><text:span text:style-name="T17">指定した数だけ</text:span></text:p>
          <text:p text:style-name="P12"><text:span text:style-name="T17">WAL</text:span><text:span text:style-name="T17">ログを保存</text:span></text:p>
          <draw:enhanced-geometry svg:viewBox="0 0 21600 21600" draw:glue-points="10800 0 0 10800 10800 21600 21600 10800 ?f40 ?f41" draw:text-areas="0 0 21600 21600" draw:type="rectangular-callout" draw:modifiers="542.857142857143 -3158.658603628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2" draw:layer="layout" svg:x1="15.587cm" svg:y1="5.042cm" svg:x2="17.968cm" svg:y2="5.306cm">
          <text:p/>
        </draw:line>
        <draw:custom-shape draw:style-name="gr11" draw:text-style-name="P7" draw:layer="layout" svg:width="0.29cm" svg:height="5.518cm" svg:x="18.167cm" svg:y="5.3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7" draw:layer="layout" svg:width="0.29cm" svg:height="5.518cm" svg:x="15.667cm" svg:y="4.9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32" draw:layer="layout" svg:width="6.67cm" svg:height="0.518cm" svg:x="18.811cm" svg:y="8.002cm">
          <draw:text-box>
            <text:p><text:span text:style-name="T25">max_standby_archive_delay</text:span></text:p>
          </draw:text-box>
        </draw:frame>
        <draw:frame draw:style-name="gr16" draw:text-style-name="P32" draw:layer="layout" svg:width="7.203cm" svg:height="0.518cm" svg:x="16.211cm" svg:y="7.302cm">
          <draw:text-box>
            <text:p><text:span text:style-name="T25">max_standby_streaming_delay</text:span></text:p>
          </draw:text-box>
        </draw:frame>
        <draw:frame draw:style-name="gr41" draw:text-style-name="P7" draw:layer="layout" svg:width="0.888cm" svg:height="1.167cm" svg:x="19.818cm" svg:y="4.127cm">
          <draw:image xlink:href="Pictures/10000000000000230000002ECF2146A8.jpg" xlink:type="simple" xlink:show="embed" xlink:actuate="onLoad">
            <text:p/>
          </draw:image>
        </draw:frame>
        <draw:rect draw:style-name="gr13" draw:text-style-name="P20" draw:layer="layout" svg:width="2.027cm" svg:height="0.941cm" svg:x="19.336cm" svg:y="2.281cm">
          <text:p text:style-name="P2"><text:span text:style-name="T13">postgres</text:span></text:p>
        </draw:rect>
        <draw:custom-shape draw:style-name="gr42" draw:text-style-name="P33" draw:layer="layout" svg:width="3.711cm" svg:height="1.71cm" svg:x="18.843cm" svg:y="10.131cm">
          <text:p text:style-name="P7"><text:span text:style-name="T26">RollBa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2"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標準">
        <draw:rect draw:style-name="gr13" draw:text-style-name="P10" draw:id="id12" draw:layer="layout" svg:width="2.027cm" svg:height="0.941cm" svg:x="4.789cm" svg:y="2.016cm">
          <text:p text:style-name="P2"><text:span text:style-name="T4">Master</text:span></text:p>
        </draw:rect>
        <draw:rect draw:style-name="gr13" draw:text-style-name="P10" draw:id="id13" draw:layer="layout" svg:width="2.027cm" svg:height="0.941cm" svg:x="8.129cm" svg:y="2.017cm">
          <text:p text:style-name="P2"><text:span text:style-name="T4">Slave_1</text:span></text:p>
        </draw:rect>
        <draw:custom-shape draw:style-name="gr14" draw:text-style-name="P11" draw:layer="layout" svg:width="4.486cm" svg:height="1.243cm" svg:x="2.698cm" svg:y="4.523cm">
          <text:p text:style-name="P4"><text:span text:style-name="T5">max_wal_senders</text:span><text:span text:style-name="T5">の値</text:span></text:p>
          <text:p text:style-name="P4"><text:span text:style-name="T5">までスレーブを接続可能</text:span></text:p>
          <draw:enhanced-geometry svg:viewBox="0 0 21600 21600" draw:glue-points="10800 0 0 10800 10800 21600 21600 10800 ?f40 ?f41" draw:text-areas="0 0 21600 21600" draw:type="rectangular-callout" draw:modifiers="15828.1256964564 -26097.10610932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3" draw:text-style-name="P10" draw:id="id14" draw:layer="layout" svg:width="2.027cm" svg:height="0.941cm" svg:x="8.13cm" svg:y="3.218cm">
          <text:p text:style-name="P2"><text:span text:style-name="T4">Slave_2</text:span></text:p>
        </draw:rect>
        <draw:rect draw:style-name="gr15" draw:text-style-name="P10" draw:id="id15" draw:layer="layout" svg:width="2.027cm" svg:height="0.941cm" svg:x="8.13cm" svg:y="6.318cm">
          <text:p text:style-name="P2"><text:span text:style-name="T4">Slave_N</text:span></text:p>
        </draw:rect>
        <draw:frame draw:style-name="gr16" draw:text-style-name="P5" draw:layer="layout" svg:width="0.18cm" svg:height="1.593cm" svg:x="9.102cm" svg:y="4.393cm">
          <draw:text-box>
            <text:p text:style-name="P2"><text:span text:style-name="T1">.</text:span></text:p>
            <text:p text:style-name="P2"><text:span text:style-name="T1">.</text:span></text:p>
            <text:p text:style-name="P2"><text:span text:style-name="T1">.</text:span></text:p>
            <text:p text:style-name="P2"><text:span text:style-name="T1">.</text:span></text:p>
          </draw:text-box>
        </draw:frame>
        <draw:connector draw:style-name="gr17" draw:layer="layout" svg:x1="6.816cm" svg:y1="2.486cm" svg:x2="8.129cm" svg:y2="2.487cm" draw:start-shape="id12" draw:start-glue-point="1" draw:end-shape="id13" draw:end-glue-point="3" svg:d="m6816 2486h657v1h656">
          <text:p/>
        </draw:connector>
        <draw:connector draw:style-name="gr17" draw:layer="layout" svg:x1="6.816cm" svg:y1="2.486cm" svg:x2="8.13cm" svg:y2="3.688cm" draw:start-shape="id12" draw:start-glue-point="1" draw:end-shape="id14" draw:end-glue-point="3" svg:d="m6816 2486h657v1202h657">
          <text:p/>
        </draw:connector>
        <draw:connector draw:style-name="gr17" draw:layer="layout" svg:x1="6.816cm" svg:y1="2.486cm" svg:x2="8.13cm" svg:y2="6.788cm" draw:start-shape="id12" draw:start-glue-point="1" draw:end-shape="id15" svg:d="m6816 2486h657v4302h657">
          <text:p/>
        </draw:connector>
        <draw:rect draw:style-name="gr13" draw:text-style-name="P10" draw:id="id16" draw:layer="layout" svg:width="2.027cm" svg:height="0.941cm" svg:x="11.63cm" svg:y="2.018cm">
          <text:p text:style-name="P2"><text:span text:style-name="T4">Slave</text:span></text:p>
        </draw:rect>
        <draw:connector draw:style-name="gr18" draw:layer="layout" svg:x1="10.156cm" svg:y1="2.487cm" svg:x2="11.63cm" svg:y2="2.488cm" draw:start-shape="id13" draw:start-glue-point="1" draw:end-shape="id16" svg:d="m10156 2487h737v1h737">
          <text:p/>
        </draw:connector>
        <draw:custom-shape draw:style-name="gr19" draw:text-style-name="P11" draw:layer="layout" svg:width="4.995cm" svg:height="0.732cm" svg:x="11.253cm" svg:y="3.918cm">
          <text:p text:style-name="P4"><text:span text:style-name="T5">カスケード接続はできない</text:span></text:p>
          <draw:enhanced-geometry svg:viewBox="0 0 21600 21600" draw:glue-points="10800 0 0 10800 10800 21600 21600 10800 ?f40 ?f41" draw:text-areas="0 0 21600 21600" draw:type="rectangular-callout" draw:modifiers="-2027.70216172938 -41107.77626193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layer="layout" svg:x1="13.409cm" svg:y1="1.634cm" svg:x2="11.95cm" svg:y2="3.291cm">
          <text:p/>
        </draw:line>
        <draw:line draw:style-name="gr20" draw:layer="layout" svg:x1="13.41cm" svg:y1="3.291cm" svg:x2="11.951cm" svg:y2="1.634cm">
          <text:p/>
        </draw:line>
        <draw:custom-shape draw:style-name="gr14" draw:text-style-name="P13" draw:layer="layout" svg:width="6.33cm" svg:height="1.289cm" svg:x="11.005cm" svg:y="6.65cm">
          <text:p text:style-name="P12"><text:span text:style-name="T5">マスタや他のスレーブの稼働中に、</text:span></text:p>
          <text:p text:style-name="P12"><text:span text:style-name="T5">スレーブの追加</text:span><text:span text:style-name="T5">/</text:span><text:span text:style-name="T5">削除可能</text:span></text:p>
          <draw:enhanced-geometry svg:viewBox="0 0 21600 21600" draw:glue-points="10800 0 0 10800 10800 21600 21600 10800 ?f40 ?f41" draw:text-areas="0 0 21600 21600" draw:type="rectangular-callout" draw:modifiers="-2695.3087979782 468.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7" draw:id="id17" draw:layer="layout" svg:width="2.1cm" svg:height="1.474cm" svg:x="7.208cm" svg:y="8.72cm">
          <draw:image xlink:href="Pictures/2000020D0000271100001AB4DFD6C909.svm" xlink:type="simple" xlink:show="embed" xlink:actuate="onLoad">
            <text:p/>
          </draw:image>
        </draw:frame>
        <draw:rect draw:style-name="gr13" draw:text-style-name="P10" draw:id="id18" draw:layer="layout" svg:width="2.027cm" svg:height="0.941cm" svg:x="5.233cm" svg:y="11.75cm">
          <text:p text:style-name="P2"><text:span text:style-name="T4">Master</text:span></text:p>
        </draw:rect>
        <draw:rect draw:style-name="gr13" draw:text-style-name="P10" draw:id="id19" draw:layer="layout" svg:width="2.027cm" svg:height="0.941cm" svg:x="9.834cm" svg:y="11.751cm">
          <text:p text:style-name="P2"><text:span text:style-name="T4">Slave</text:span></text:p>
        </draw:rect>
        <draw:frame draw:style-name="gr16" draw:text-style-name="P14" draw:layer="layout" svg:width="4.492cm" svg:height="0.509cm" svg:x="0.99cm" svg:y="8.122cm">
          <draw:text-box>
            <text:p text:style-name="P2"><text:span text:style-name="T6">(1)</text:span><text:span text:style-name="T6">フェールオーバ前</text:span></text:p>
          </draw:text-box>
        </draw:frame>
        <draw:connector draw:style-name="gr22" draw:text-style-name="P15" draw:layer="layout" draw:type="line" svg:x1="8.258cm" svg:y1="10.194cm" svg:x2="6.246cm" svg:y2="11.75cm" draw:start-shape="id17" draw:start-glue-point="2" draw:end-shape="id18" draw:end-glue-point="0" svg:d="m8258 10194-2012 1556">
          <text:p text:style-name="P2"><text:span text:style-name="T7">更新</text:span></text:p>
          <text:p text:style-name="P2"><text:span text:style-name="T7">検索</text:span></text:p>
        </draw:connector>
        <draw:custom-shape draw:style-name="gr14" draw:text-style-name="P11" draw:layer="layout" svg:width="4.575cm" svg:height="0.766cm" svg:x="10.758cm" svg:y="10.086cm">
          <text:p text:style-name="P4"><text:span text:style-name="T5">検索のみ可能</text:span></text:p>
          <draw:enhanced-geometry svg:viewBox="0 0 21600 21600" draw:glue-points="10800 0 0 10800 10800 21600 21600 10800 ?f40 ?f41" draw:text-areas="0 0 21600 21600" draw:type="rectangular-callout" draw:modifiers="1557.69230769231 43735.0717079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3" draw:text-style-name="P15" draw:layer="layout" draw:type="line" svg:x1="8.258cm" svg:y1="10.194cm" svg:x2="10.847cm" svg:y2="11.751cm" draw:end-shape="id19" draw:end-glue-point="0" svg:d="m8258 10194 2589 1557">
          <text:p text:style-name="P2"><text:span text:style-name="T7">検索</text:span></text:p>
        </draw:connector>
        <draw:frame draw:style-name="gr21" draw:text-style-name="P7" draw:id="id20" draw:layer="layout" svg:width="2.1cm" svg:height="1.474cm" svg:x="7.209cm" svg:y="14.42cm">
          <draw:image xlink:href="Pictures/2000020D0000271100001AB4DFD6C909.svm" xlink:type="simple" xlink:show="embed" xlink:actuate="onLoad">
            <text:p/>
          </draw:image>
        </draw:frame>
        <draw:rect draw:style-name="gr24" draw:text-style-name="P10" draw:id="id21" draw:layer="layout" svg:width="2.027cm" svg:height="0.941cm" svg:x="5.234cm" svg:y="17.45cm">
          <text:p text:style-name="P2"><text:span text:style-name="T4">Master</text:span></text:p>
        </draw:rect>
        <draw:rect draw:style-name="gr13" draw:text-style-name="P10" draw:id="id22" draw:layer="layout" svg:width="2.027cm" svg:height="0.941cm" svg:x="9.835cm" svg:y="17.451cm">
          <text:p text:style-name="P2"><text:span text:style-name="T4">Slave</text:span></text:p>
        </draw:rect>
        <draw:frame draw:style-name="gr16" draw:text-style-name="P14" draw:layer="layout" svg:width="9.749cm" svg:height="0.509cm" svg:x="0.991cm" svg:y="13.822cm">
          <draw:text-box>
            <text:p text:style-name="P2"><text:span text:style-name="T6">(2)trigger_file</text:span><text:span text:style-name="T6">発見 → スレーブが更新可能</text:span></text:p>
          </draw:text-box>
        </draw:frame>
        <draw:connector draw:style-name="gr25" draw:text-style-name="P16" draw:layer="layout" draw:type="line" svg:x1="8.259cm" svg:y1="15.894cm" svg:x2="6.247cm" svg:y2="17.45cm" draw:start-shape="id20" draw:start-glue-point="2" draw:end-shape="id21" draw:end-glue-point="0" svg:d="m8259 15894-2012 1556">
          <text:p text:style-name="P2"><text:span text:style-name="T8">更新</text:span></text:p>
          <text:p text:style-name="P2"><text:span text:style-name="T8">検索</text:span></text:p>
        </draw:connector>
        <draw:custom-shape draw:style-name="gr14" draw:text-style-name="P11" draw:layer="layout" svg:width="4.575cm" svg:height="1.369cm" svg:x="10.759cm" svg:y="15.183cm">
          <text:p text:style-name="P4"><text:span text:style-name="T5">trigger_file</text:span><text:span text:style-name="T5">発見直後：</text:span></text:p>
          <text:p text:style-name="P4"><text:span text:style-name="T5">検索・更新が可能</text:span></text:p>
          <draw:enhanced-geometry svg:viewBox="0 0 21600 21600" draw:glue-points="10800 0 0 10800 10800 21600 21600 10800 ?f40 ?f41" draw:text-areas="0 0 21600 21600" draw:type="rectangular-callout" draw:modifiers="1557.69230769231 34008.17518248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text-style-name="P15" draw:layer="layout" draw:type="line" svg:x1="8.259cm" svg:y1="15.894cm" svg:x2="10.848cm" svg:y2="17.451cm" draw:end-shape="id22" draw:end-glue-point="0" svg:d="m8259 15894 2589 1557">
          <text:p text:style-name="P2"><text:span text:style-name="T7">更新</text:span></text:p>
          <text:p text:style-name="P2"><text:span text:style-name="T7">検索</text:span></text:p>
        </draw:connector>
        <draw:custom-shape draw:style-name="gr26" draw:text-style-name="P11" draw:layer="layout" svg:width="2.893cm" svg:height="0.965cm" svg:x="9.323cm" svg:y="18.795cm">
          <text:p text:style-name="P4"><text:span text:style-name="T5">trigger_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6" draw:text-style-name="P18" draw:layer="layout" svg:width="1.682cm" svg:height="1.261cm" svg:x="7.719cm" svg:y="11.587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2" draw:layer="layout" svg:width="14.848cm" svg:height="11.135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標準">
        <draw:frame draw:style-name="gr21" draw:text-style-name="P7" draw:id="id23" draw:layer="layout" svg:width="2.1cm" svg:height="1.474cm" svg:x="5.907cm" svg:y="1.521cm">
          <draw:image xlink:href="Pictures/2000020D0000271100001AB4DFD6C909.svm" xlink:type="simple" xlink:show="embed" xlink:actuate="onLoad">
            <text:p/>
          </draw:image>
        </draw:frame>
        <draw:rect draw:style-name="gr13" draw:text-style-name="P10" draw:id="id24" draw:layer="layout" svg:width="2.027cm" svg:height="0.941cm" svg:x="3.932cm" svg:y="4.551cm">
          <text:p text:style-name="P2"><text:span text:style-name="T4">Master</text:span></text:p>
        </draw:rect>
        <draw:rect draw:style-name="gr13" draw:text-style-name="P10" draw:layer="layout" svg:width="2.027cm" svg:height="0.941cm" svg:x="8.533cm" svg:y="4.552cm">
          <text:p text:style-name="P2"><text:span text:style-name="T4">Slave_1</text:span></text:p>
        </draw:rect>
        <draw:connector draw:style-name="gr22" draw:text-style-name="P15" draw:layer="layout" draw:type="line" svg:x1="6.957cm" svg:y1="2.995cm" svg:x2="4.945cm" svg:y2="4.551cm" draw:start-shape="id23" draw:start-glue-point="2" draw:end-shape="id24" draw:end-glue-point="0" svg:d="m6957 2995-2012 1556">
          <text:p text:style-name="P2"><text:span text:style-name="T7">更新</text:span></text:p>
          <text:p text:style-name="P2"><text:span text:style-name="T7">検索</text:span></text:p>
        </draw:connector>
        <draw:custom-shape draw:style-name="gr26" draw:text-style-name="P18" draw:layer="layout" svg:width="1.682cm" svg:height="1.261cm" svg:x="6.418cm" svg:y="4.388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layer="layout" svg:width="2.027cm" svg:height="0.941cm" svg:x="9.434cm" svg:y="5.753cm">
          <text:p text:style-name="P2"><text:span text:style-name="T4">Slave_N</text:span></text:p>
        </draw:rect>
        <draw:custom-shape draw:style-name="gr8" draw:text-style-name="P34" draw:layer="layout" svg:width="3.743cm" svg:height="1cm" svg:x="8.251cm" svg:y="13.613cm">
          <text:p text:style-name="P7"><text:span text:style-name="T27">Intern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7" draw:id="id25" draw:layer="layout" svg:width="2.1cm" svg:height="1.474cm" svg:x="3.608cm" svg:y="10.221cm">
          <draw:image xlink:href="Pictures/2000020D0000271100001AB4DFD6C909.svm" xlink:type="simple" xlink:show="embed" xlink:actuate="onLoad">
            <text:p/>
          </draw:image>
        </draw:frame>
        <draw:rect draw:style-name="gr13" draw:text-style-name="P10" draw:id="id26" draw:layer="layout" svg:width="2.027cm" svg:height="0.941cm" svg:x="3.633cm" svg:y="13.651cm">
          <text:p text:style-name="P2"><text:span text:style-name="T4">Master</text:span></text:p>
        </draw:rect>
        <draw:connector draw:style-name="gr22" draw:text-style-name="P15" draw:layer="layout" draw:type="line" svg:x1="4.658cm" svg:y1="11.695cm" svg:x2="4.646cm" svg:y2="13.651cm" draw:start-shape="id25" draw:start-glue-point="2" draw:end-shape="id26" draw:end-glue-point="0" svg:d="m4658 11695-12 1956">
          <text:p text:style-name="P2"><text:span text:style-name="T7">更新</text:span></text:p>
          <text:p text:style-name="P2"><text:span text:style-name="T7">検索</text:span></text:p>
        </draw:connector>
        <draw:custom-shape draw:style-name="gr26" draw:text-style-name="P18" draw:layer="layout" svg:width="1.682cm" svg:height="1.261cm" svg:x="6.119cm" svg:y="13.488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layer="layout" svg:width="2.027cm" svg:height="0.941cm" svg:x="14.635cm" svg:y="13.653cm">
          <text:p text:style-name="P2"><text:span text:style-name="T4">Slave</text:span></text:p>
        </draw:rect>
        <draw:custom-shape draw:style-name="gr26" draw:text-style-name="P18" draw:layer="layout" svg:width="1.682cm" svg:height="1.261cm" svg:x="12.519cm" svg:y="13.489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2" draw:layer="layout" svg:width="14.848cm" svg:height="11.135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標準">
        <draw:frame draw:style-name="gr21" draw:text-style-name="P7" draw:id="id27" draw:layer="layout" svg:width="2.1cm" svg:height="1.474cm" svg:x="5.308cm" svg:y="2.122cm">
          <draw:image xlink:href="Pictures/2000020D0000271100001AB4DFD6C909.svm" xlink:type="simple" xlink:show="embed" xlink:actuate="onLoad">
            <text:p/>
          </draw:image>
        </draw:frame>
        <draw:rect draw:style-name="gr13" draw:text-style-name="P10" draw:id="id28" draw:layer="layout" svg:width="2.027cm" svg:height="0.941cm" svg:x="3.333cm" svg:y="5.152cm">
          <text:p text:style-name="P2"><text:span text:style-name="T4">Master</text:span></text:p>
        </draw:rect>
        <draw:rect draw:style-name="gr13" draw:text-style-name="P10" draw:id="id29" draw:layer="layout" svg:width="2.027cm" svg:height="0.941cm" svg:x="7.934cm" svg:y="5.153cm">
          <text:p text:style-name="P2"><text:span text:style-name="T4">Slave_1</text:span></text:p>
        </draw:rect>
        <draw:connector draw:style-name="gr22" draw:text-style-name="P15" draw:layer="layout" draw:type="line" svg:x1="6.358cm" svg:y1="3.596cm" svg:x2="4.346cm" svg:y2="5.152cm" draw:start-shape="id27" draw:start-glue-point="2" draw:end-shape="id28" draw:end-glue-point="0" svg:d="m6358 3596-2012 1556">
          <text:p text:style-name="P2"><text:span text:style-name="T7">更新</text:span></text:p>
          <text:p text:style-name="P2"><text:span text:style-name="T7">検索</text:span></text:p>
        </draw:connector>
        <draw:connector draw:style-name="gr23" draw:text-style-name="P15" draw:layer="layout" draw:type="line" svg:x1="6.358cm" svg:y1="3.596cm" svg:x2="8.947cm" svg:y2="5.153cm" draw:end-shape="id29" draw:end-glue-point="0" svg:d="m6358 3596 2589 1557">
          <text:p text:style-name="P2"><text:span text:style-name="T7">検索</text:span></text:p>
        </draw:connector>
        <draw:custom-shape draw:style-name="gr26" draw:text-style-name="P18" draw:layer="layout" svg:width="1.682cm" svg:height="1.261cm" svg:x="5.819cm" svg:y="4.989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layer="layout" svg:width="2.027cm" svg:height="0.941cm" svg:x="8.935cm" svg:y="6.454cm">
          <text:p text:style-name="P2"><text:span text:style-name="T4">Slave_N</text:span></text:p>
        </draw:rect>
        <draw:rect draw:style-name="gr13" draw:text-style-name="P10" draw:layer="layout" svg:width="2.027cm" svg:height="0.941cm" svg:x="7.935cm" svg:y="5.154cm">
          <text:p text:style-name="P2"><text:span text:style-name="T4">Slave_1</text:span></text:p>
        </draw:rect>
        <draw:frame draw:style-name="gr21" draw:text-style-name="P7" draw:id="id30" draw:layer="layout" svg:width="2.1cm" svg:height="1.474cm" svg:x="5.309cm" svg:y="9.423cm">
          <draw:image xlink:href="Pictures/2000020D0000271100001AB4DFD6C909.svm" xlink:type="simple" xlink:show="embed" xlink:actuate="onLoad">
            <text:p/>
          </draw:image>
        </draw:frame>
        <draw:rect draw:style-name="gr13" draw:text-style-name="P10" draw:id="id31" draw:layer="layout" svg:width="2.027cm" svg:height="0.941cm" svg:x="3.334cm" svg:y="12.453cm">
          <text:p text:style-name="P2"><text:span text:style-name="T4">Master</text:span></text:p>
        </draw:rect>
        <draw:rect draw:style-name="gr13" draw:text-style-name="P10" draw:id="id32" draw:layer="layout" svg:width="2.027cm" svg:height="0.941cm" svg:x="7.935cm" svg:y="12.454cm">
          <text:p text:style-name="P2"><text:span text:style-name="T4">Slave_1</text:span></text:p>
        </draw:rect>
        <draw:connector draw:style-name="gr22" draw:text-style-name="P15" draw:layer="layout" draw:type="line" svg:x1="6.359cm" svg:y1="10.897cm" svg:x2="4.347cm" svg:y2="12.453cm" draw:start-shape="id30" draw:start-glue-point="2" draw:end-shape="id31" draw:end-glue-point="0" svg:d="m6359 10897-2012 1556">
          <text:p text:style-name="P2"><text:span text:style-name="T7">更新</text:span></text:p>
          <text:p text:style-name="P2"><text:span text:style-name="T7">検索</text:span></text:p>
        </draw:connector>
        <draw:connector draw:style-name="gr23" draw:text-style-name="P15" draw:layer="layout" draw:type="line" svg:x1="6.359cm" svg:y1="10.897cm" svg:x2="8.948cm" svg:y2="12.454cm" draw:end-shape="id32" draw:end-glue-point="0" svg:d="m6359 10897 2589 1557">
          <text:p text:style-name="P2"><text:span text:style-name="T7">検索</text:span></text:p>
        </draw:connector>
        <draw:custom-shape draw:style-name="gr26" draw:text-style-name="P18" draw:layer="layout" svg:width="1.682cm" svg:height="1.261cm" svg:x="5.82cm" svg:y="12.29cm">
          <text:p text:style-name="P4"><text:span text:style-name="T11">非同期</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id="id34" draw:layer="layout" svg:width="2.027cm" svg:height="0.941cm" svg:x="8.936cm" svg:y="13.955cm">
          <text:p text:style-name="P2"><text:span text:style-name="T4">Slave_N</text:span></text:p>
        </draw:rect>
        <draw:rect draw:style-name="gr13" draw:text-style-name="P10" draw:layer="layout" svg:width="2.027cm" svg:height="0.941cm" svg:x="7.936cm" svg:y="12.455cm">
          <text:p text:style-name="P2"><text:span text:style-name="T4">Slave_1</text:span></text:p>
        </draw:rect>
        <draw:frame draw:style-name="gr21" draw:text-style-name="P7" draw:id="id33" draw:layer="layout" svg:width="2.1cm" svg:height="1.474cm" svg:x="12.981cm" svg:y="13.639cm">
          <draw:image xlink:href="Pictures/2000020D0000271100001AB4DFD6C909.svm" xlink:type="simple" xlink:show="embed" xlink:actuate="onLoad">
            <text:p/>
          </draw:image>
        </draw:frame>
        <draw:connector draw:style-name="gr23" draw:text-style-name="P15" draw:layer="layout" draw:type="line" svg:x1="12.981cm" svg:y1="14.376cm" svg:x2="10.963cm" svg:y2="14.425cm" draw:start-shape="id33" draw:end-shape="id34" draw:end-glue-point="1" svg:d="m12981 14376-2018 49">
          <text:p text:style-name="P2"><text:span text:style-name="T7">検索</text:span></text:p>
          <text:p text:style-name="P2"><text:span text:style-name="T7">集計</text:span></text:p>
        </draw:connector>
        <presentation:notes draw:style-name="dp2">
          <draw:page-thumbnail draw:style-name="gr12" draw:layer="layout" svg:width="14.848cm" svg:height="11.135cm" svg:x="3.075cm" svg:y="2.257cm" draw:page-number="10"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80" draw:end-color="#ffffff" draw:start-intensity="100%" draw:end-intensity="100%" draw:angle="0" draw:border="0%"/>
    <draw:gradient draw:name="Gradient_20_7" draw:display-name="Gradient 7" draw:style="linear" draw:start-color="#ff0000" draw:end-color="#ffffff" draw:start-intensity="100%" draw:end-intensity="100%" draw:angle="0" draw:border="0%"/>
    <draw:gradient draw:name="Gradient_20_8" draw:display-name="Gradient 8" draw:style="linear" draw:start-color="#008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102cm" draw:rotation="0"/>
    <draw:marker draw:name="Arrow" svg:viewBox="0 0 20 30" svg:d="m10 0-10 30h20z"/>
    <draw:marker draw:name="Symmetric_20_Arrow" draw:display-name="Symmetric Arrow" svg:viewBox="0 0 1131 902" svg:d="m564 0-564 902h1131z"/>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番号&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uzuki hironobu</meta:initial-creator>
    <meta:creation-date>2012-02-04T22:34:41</meta:creation-date>
    <meta:editing-duration>PT02H01M31S</meta:editing-duration>
    <meta:editing-cycles>12</meta:editing-cycles>
    <dc:date>2012-02-05T00:36:03</dc:date>
    <dc:creator>suzuki hironobu</dc:creator>
    <meta:generator>OpenOffice.org/3.1$Linux OpenOffice.org_project/310m19$Build-9420</meta:generator>
    <meta:document-statistic meta:object-count="300"/>
  </office:meta>
</office:document-meta>
</file>